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9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perimenta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office:value-type="string">
            <text:p>Stage</text:p>
          </table:table-cell>
          <table:table-cell office:value-type="string">
            <text:p>Events</text:p>
          </table:table-cell>
          <table:table-cell office:value-type="string">
            <text:p>Average</text:p>
          </table:table-cell>
          <table:table-cell office:value-type="string">
            <text:p>Confidence</text:p>
          </table:table-cell>
          <table:table-cell office:value-type="string">
            <text:p>Deviation</text:p>
          </table:table-cell>
          <table:table-cell office:value-type="string">
            <text:p>Lower Q</text:p>
          </table:table-cell>
          <table:table-cell office:value-type="string">
            <text:p>Median</text:p>
          </table:table-cell>
          <table:table-cell office:value-type="string">
            <text:p>Upper Q</text:p>
          </table:table-cell>
          <table:table-cell office:value-type="string">
            <text:p>Q Average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# mbr-elect-success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formula="of:=([.A3]-1)*5"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200.945880692">
            <text:p>200.945880692</text:p>
          </table:table-cell>
          <table:table-cell table:formula="of:=(0.975*[.F3])/SQRT([.C3])" office:value-type="float" office:value="16.0832670924106">
            <text:p>16.0832670924</text:p>
          </table:table-cell>
          <table:table-cell office:value-type="float" office:value="145.685711702">
            <text:p>145.685711702</text:p>
          </table:table-cell>
          <table:table-cell office:value-type="float" office:value="102.964645">
            <text:p>102.964645</text:p>
          </table:table-cell>
          <table:table-cell office:value-type="float" office:value="153.866971">
            <text:p>153.866971</text:p>
          </table:table-cell>
          <table:table-cell office:value-type="float" office:value="321.432436">
            <text:p>321.432436</text:p>
          </table:table-cell>
          <table:table-cell office:value-type="float" office:value="178.35514965">
            <text:p>178.35514965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formula="of:=([.A4]-1)*5"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float" office:value="120.287967441">
            <text:p>120.287967441</text:p>
          </table:table-cell>
          <table:table-cell table:formula="of:=(0.975*[.F4])/SQRT([.C4])" office:value-type="float" office:value="5.9188853592212">
            <text:p>5.9188853592</text:p>
          </table:table-cell>
          <table:table-cell office:value-type="float" office:value="80.7647672484">
            <text:p>80.7647672484</text:p>
          </table:table-cell>
          <table:table-cell office:value-type="float" office:value="70.1765715">
            <text:p>70.1765715</text:p>
          </table:table-cell>
          <table:table-cell office:value-type="float" office:value="103.375937">
            <text:p>103.375937</text:p>
          </table:table-cell>
          <table:table-cell office:value-type="float" office:value="158.212639">
            <text:p>158.212639</text:p>
          </table:table-cell>
          <table:table-cell office:value-type="float" office:value="107.659019674">
            <text:p>107.659019674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formula="of:=([.A5]-1)*5" office:value-type="float" office:value="15">
            <text:p>15</text:p>
          </table:table-cell>
          <table:table-cell office:value-type="float" office:value="196">
            <text:p>196</text:p>
          </table:table-cell>
          <table:table-cell office:value-type="float" office:value="101.959748801">
            <text:p>101.959748801</text:p>
          </table:table-cell>
          <table:table-cell table:formula="of:=(0.975*[.F5])/SQRT([.C5])" office:value-type="float" office:value="5.27722420264232">
            <text:p>5.2772242026</text:p>
          </table:table-cell>
          <table:table-cell office:value-type="float" office:value="75.7755270123">
            <text:p>75.7755270123</text:p>
          </table:table-cell>
          <table:table-cell office:value-type="float" office:value="28.0471705">
            <text:p>28.0471705</text:p>
          </table:table-cell>
          <table:table-cell office:value-type="float" office:value="90.324012">
            <text:p>90.324012</text:p>
          </table:table-cell>
          <table:table-cell office:value-type="float" office:value="154.910365">
            <text:p>154.910365</text:p>
          </table:table-cell>
          <table:table-cell office:value-type="float" office:value="91.0324988163">
            <text:p>91.0324988163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formula="of:=([.A6]-1)*5"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90.4087807765">
            <text:p>90.4087807765</text:p>
          </table:table-cell>
          <table:table-cell table:formula="of:=(0.975*[.F6])/SQRT([.C6])" office:value-type="float" office:value="5.56504127260964">
            <text:p>5.5650412726</text:p>
          </table:table-cell>
          <table:table-cell office:value-type="float" office:value="74.4197547681">
            <text:p>74.4197547681</text:p>
          </table:table-cell>
          <table:table-cell office:value-type="float" office:value="23.349171">
            <text:p>23.349171</text:p>
          </table:table-cell>
          <table:table-cell office:value-type="float" office:value="66.539988">
            <text:p>66.539988</text:p>
          </table:table-cell>
          <table:table-cell office:value-type="float" office:value="135.535843">
            <text:p>135.535843</text:p>
          </table:table-cell>
          <table:table-cell office:value-type="float" office:value="72.8719713605">
            <text:p>72.8719713605</text:p>
          </table:table-cell>
          <table:table-cell>
            <draw:frame table:end-cell-address="Experimental.S20" table:end-x="0.05in" table:end-y="0.1098in" draw:z-index="0" draw:name="Chart 1" draw:style-name="gr1" draw:text-style-name="P1" svg:width="5.0217in" svg:height="2.6693in" svg:x="0.3839in" svg:y="0.0272in">
              <draw:object draw:notify-on-update-of-ranges="Experimental.C3:Experimental.C22 Experimental.A3:Experimental.A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Experimental.Z20" table:end-x="0.5709in" table:end-y="0.089in" draw:z-index="4" draw:name="Chart 2" draw:style-name="gr1" draw:text-style-name="P1" svg:width="5.0193in" svg:height="2.6693in" svg:x="0.2378in" svg:y="0.0063in">
              <draw:object draw:notify-on-update-of-ranges="Experimental.B3:Experimental.B22 Experimental.D3:Experimental.D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formula="of:=([.A7]-1)*5" office:value-type="float" office:value="25">
            <text:p>25</text:p>
          </table:table-cell>
          <table:table-cell office:value-type="float" office:value="187">
            <text:p>187</text:p>
          </table:table-cell>
          <table:table-cell office:value-type="float" office:value="85.9793364385">
            <text:p>85.9793364385</text:p>
          </table:table-cell>
          <table:table-cell table:formula="of:=(0.975*[.F7])/SQRT([.C7])" office:value-type="float" office:value="4.40789891053633">
            <text:p>4.4078989105</text:p>
          </table:table-cell>
          <table:table-cell office:value-type="float" office:value="61.8226779838">
            <text:p>61.8226779838</text:p>
          </table:table-cell>
          <table:table-cell office:value-type="float" office:value="35.580832">
            <text:p>35.580832</text:p>
          </table:table-cell>
          <table:table-cell office:value-type="float" office:value="64.9019085">
            <text:p>64.9019085</text:p>
          </table:table-cell>
          <table:table-cell office:value-type="float" office:value="124.1579575">
            <text:p>124.1579575</text:p>
          </table:table-cell>
          <table:table-cell office:value-type="float" office:value="73.4968763936">
            <text:p>73.4968763936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formula="of:=([.A8]-1)*5"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85.3147953182">
            <text:p>85.3147953182</text:p>
          </table:table-cell>
          <table:table-cell table:formula="of:=(0.975*[.F8])/SQRT([.C8])" office:value-type="float" office:value="5.16698584674869">
            <text:p>5.1669858467</text:p>
          </table:table-cell>
          <table:table-cell office:value-type="float" office:value="65.7647262478">
            <text:p>65.7647262478</text:p>
          </table:table-cell>
          <table:table-cell office:value-type="float" office:value="21.940229">
            <text:p>21.940229</text:p>
          </table:table-cell>
          <table:table-cell office:value-type="float" office:value="64.872136">
            <text:p>64.872136</text:p>
          </table:table-cell>
          <table:table-cell office:value-type="float" office:value="138.502886">
            <text:p>138.502886</text:p>
          </table:table-cell>
          <table:table-cell office:value-type="float" office:value="75.4237516538">
            <text:p>75.4237516538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formula="of:=([.A9]-1)*5"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81.3266979024">
            <text:p>81.3266979024</text:p>
          </table:table-cell>
          <table:table-cell table:formula="of:=(0.975*[.F9])/SQRT([.C9])" office:value-type="float" office:value="7.05146820132657">
            <text:p>7.0514682013</text:p>
          </table:table-cell>
          <table:table-cell office:value-type="float" office:value="80.2098107801">
            <text:p>80.2098107801</text:p>
          </table:table-cell>
          <table:table-cell office:value-type="float" office:value="21.826218">
            <text:p>21.826218</text:p>
          </table:table-cell>
          <table:table-cell office:value-type="float" office:value="49.903399">
            <text:p>49.903399</text:p>
          </table:table-cell>
          <table:table-cell office:value-type="float" office:value="120.7702895">
            <text:p>120.7702895</text:p>
          </table:table-cell>
          <table:table-cell office:value-type="float" office:value="52.8703997419">
            <text:p>52.8703997419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formula="of:=([.A10]-1)*5"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102.38115625">
            <text:p>102.38115625</text:p>
          </table:table-cell>
          <table:table-cell table:formula="of:=(0.975*[.F10])/SQRT([.C10])" office:value-type="float" office:value="8.21499650762879">
            <text:p>8.2149965076</text:p>
          </table:table-cell>
          <table:table-cell office:value-type="float" office:value="95.3252059564">
            <text:p>95.3252059564</text:p>
          </table:table-cell>
          <table:table-cell office:value-type="float" office:value="21.6715825">
            <text:p>21.6715825</text:p>
          </table:table-cell>
          <table:table-cell office:value-type="float" office:value="50.46782">
            <text:p>50.46782</text:p>
          </table:table-cell>
          <table:table-cell office:value-type="float" office:value="189.243148">
            <text:p>189.243148</text:p>
          </table:table-cell>
          <table:table-cell office:value-type="float" office:value="72.4018897812">
            <text:p>72.4018897812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formula="of:=([.A11]-1)*5"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float" office:value="96.7582363444">
            <text:p>96.7582363444</text:p>
          </table:table-cell>
          <table:table-cell table:formula="of:=(0.975*[.F11])/SQRT([.C11])" office:value-type="float" office:value="7.22139864059179">
            <text:p>7.2213986406</text:p>
          </table:table-cell>
          <table:table-cell office:value-type="float" office:value="91.0133662928">
            <text:p>91.0133662928</text:p>
          </table:table-cell>
          <table:table-cell office:value-type="float" office:value="21.887873">
            <text:p>21.887873</text:p>
          </table:table-cell>
          <table:table-cell office:value-type="float" office:value="64.6257975">
            <text:p>64.6257975</text:p>
          </table:table-cell>
          <table:table-cell office:value-type="float" office:value="145.240585">
            <text:p>145.240585</text:p>
          </table:table-cell>
          <table:table-cell office:value-type="float" office:value="64.9597743816">
            <text:p>64.9597743816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formula="of:=([.A12]-1)*5" office:value-type="float" office:value="50">
            <text:p>50</text:p>
          </table:table-cell>
          <table:table-cell office:value-type="float" office:value="126">
            <text:p>126</text:p>
          </table:table-cell>
          <table:table-cell office:value-type="float" office:value="78.882324627">
            <text:p>78.882324627</text:p>
          </table:table-cell>
          <table:table-cell table:formula="of:=(0.975*[.F12])/SQRT([.C12])" office:value-type="float" office:value="6.75117559740008">
            <text:p>6.7511755974</text:p>
          </table:table-cell>
          <table:table-cell office:value-type="float" office:value="77.7248801336">
            <text:p>77.7248801336</text:p>
          </table:table-cell>
          <table:table-cell office:value-type="float" office:value="21.664953">
            <text:p>21.664953</text:p>
          </table:table-cell>
          <table:table-cell office:value-type="float" office:value="64.446034">
            <text:p>64.446034</text:p>
          </table:table-cell>
          <table:table-cell office:value-type="float" office:value="100.36053">
            <text:p>100.36053</text:p>
          </table:table-cell>
          <table:table-cell office:value-type="float" office:value="52.4735839687">
            <text:p>52.4735839687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formula="of:=([.A13]-1)*5"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67.0804950361">
            <text:p>67.0804950361</text:p>
          </table:table-cell>
          <table:table-cell table:formula="of:=(0.975*[.F13])/SQRT([.C13])" office:value-type="float" office:value="9.3044448949851">
            <text:p>9.304444895</text:p>
          </table:table-cell>
          <table:table-cell office:value-type="float" office:value="86.9410535452">
            <text:p>86.9410535452</text:p>
          </table:table-cell>
          <table:table-cell office:value-type="float" office:value="20.427952">
            <text:p>20.427952</text:p>
          </table:table-cell>
          <table:table-cell office:value-type="float" office:value="21.791919">
            <text:p>21.791919</text:p>
          </table:table-cell>
          <table:table-cell office:value-type="float" office:value="62.7677995">
            <text:p>62.7677995</text:p>
          </table:table-cell>
          <table:table-cell office:value-type="float" office:value="29.394528119">
            <text:p>29.394528119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formula="of:=([.A14]-1)*5"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64.516821">
            <text:p>64.516821</text:p>
          </table:table-cell>
          <table:table-cell table:formula="of:=(0.975*[.F14])/SQRT([.C14])" office:value-type="float" office:value="6.73428557148584">
            <text:p>6.7342855715</text:p>
          </table:table-cell>
          <table:table-cell office:value-type="float" office:value="70.7752745589">
            <text:p>70.7752745589</text:p>
          </table:table-cell>
          <table:table-cell office:value-type="float" office:value="21.6440435">
            <text:p>21.6440435</text:p>
          </table:table-cell>
          <table:table-cell office:value-type="float" office:value="35.144448">
            <text:p>35.144448</text:p>
          </table:table-cell>
          <table:table-cell office:value-type="float" office:value="65.355049">
            <text:p>65.355049</text:p>
          </table:table-cell>
          <table:table-cell office:value-type="float" office:value="40.1803593962">
            <text:p>40.1803593962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formula="of:=([.A15]-1)*5" office:value-type="float" office:value="65">
            <text:p>65</text:p>
          </table:table-cell>
          <table:table-cell office:value-type="float" office:value="145">
            <text:p>145</text:p>
          </table:table-cell>
          <table:table-cell office:value-type="float" office:value="69.766735869">
            <text:p>69.766735869</text:p>
          </table:table-cell>
          <table:table-cell table:formula="of:=(0.975*[.F15])/SQRT([.C15])" office:value-type="float" office:value="4.58574135081271">
            <text:p>4.5857413508</text:p>
          </table:table-cell>
          <table:table-cell office:value-type="float" office:value="56.6355263484">
            <text:p>56.6355263484</text:p>
          </table:table-cell>
          <table:table-cell office:value-type="float" office:value="21.8543625">
            <text:p>21.8543625</text:p>
          </table:table-cell>
          <table:table-cell office:value-type="float" office:value="64.4253895">
            <text:p>64.4253895</text:p>
          </table:table-cell>
          <table:table-cell office:value-type="float" office:value="110.103735">
            <text:p>110.103735</text:p>
          </table:table-cell>
          <table:table-cell office:value-type="float" office:value="56.4717036712">
            <text:p>56.4717036712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formula="of:=([.A16]-1)*5"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float" office:value="68.6104786699">
            <text:p>68.6104786699</text:p>
          </table:table-cell>
          <table:table-cell table:formula="of:=(0.975*[.F16])/SQRT([.C16])" office:value-type="float" office:value="6.80219021079399">
            <text:p>6.8021902108</text:p>
          </table:table-cell>
          <table:table-cell office:value-type="float" office:value="70.8048111328">
            <text:p>70.8048111328</text:p>
          </table:table-cell>
          <table:table-cell office:value-type="float" office:value="20.475824">
            <text:p>20.475824</text:p>
          </table:table-cell>
          <table:table-cell office:value-type="float" office:value="35.277236">
            <text:p>35.277236</text:p>
          </table:table-cell>
          <table:table-cell office:value-type="float" office:value="87.4858835">
            <text:p>87.4858835</text:p>
          </table:table-cell>
          <table:table-cell office:value-type="float" office:value="39.6009826538">
            <text:p>39.6009826538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formula="of:=([.A17]-1)*5" office:value-type="float" office:value="75">
            <text:p>75</text:p>
          </table:table-cell>
          <table:table-cell office:value-type="float" office:value="103">
            <text:p>103</text:p>
          </table:table-cell>
          <table:table-cell office:value-type="float" office:value="49.9862563592">
            <text:p>49.9862563592</text:p>
          </table:table-cell>
          <table:table-cell table:formula="of:=(0.975*[.F17])/SQRT([.C17])" office:value-type="float" office:value="3.747516072532">
            <text:p>3.7475160725</text:p>
          </table:table-cell>
          <table:table-cell office:value-type="float" office:value="39.0083428293">
            <text:p>39.0083428293</text:p>
          </table:table-cell>
          <table:table-cell office:value-type="float" office:value="20.135991">
            <text:p>20.135991</text:p>
          </table:table-cell>
          <table:table-cell office:value-type="float" office:value="35.065748">
            <text:p>35.065748</text:p>
          </table:table-cell>
          <table:table-cell office:value-type="float" office:value="65.244986">
            <text:p>65.244986</text:p>
          </table:table-cell>
          <table:table-cell office:value-type="float" office:value="36.5155204808">
            <text:p>36.5155204808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formula="of:=([.A18]-1)*5"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33.8795066857">
            <text:p>33.8795066857</text:p>
          </table:table-cell>
          <table:table-cell table:formula="of:=(0.975*[.F18])/SQRT([.C18])" office:value-type="float" office:value="3.33568805964293">
            <text:p>3.3356880596</text:p>
          </table:table-cell>
          <table:table-cell office:value-type="float" office:value="28.6239677999">
            <text:p>28.6239677999</text:p>
          </table:table-cell>
          <table:table-cell office:value-type="float" office:value="20.149007">
            <text:p>20.149007</text:p>
          </table:table-cell>
          <table:table-cell office:value-type="float" office:value="21.672497">
            <text:p>21.672497</text:p>
          </table:table-cell>
          <table:table-cell office:value-type="float" office:value="35.094297">
            <text:p>35.094297</text:p>
          </table:table-cell>
          <table:table-cell office:value-type="float" office:value="23.1536955556">
            <text:p>23.1536955556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formula="of:=([.A19]-1)*5"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33.6495582429">
            <text:p>33.6495582429</text:p>
          </table:table-cell>
          <table:table-cell table:formula="of:=(0.975*[.F19])/SQRT([.C19])" office:value-type="float" office:value="3.08708343050235">
            <text:p>3.0870834305</text:p>
          </table:table-cell>
          <table:table-cell office:value-type="float" office:value="26.4906595372">
            <text:p>26.4906595372</text:p>
          </table:table-cell>
          <table:table-cell office:value-type="float" office:value="20.138199">
            <text:p>20.138199</text:p>
          </table:table-cell>
          <table:table-cell office:value-type="float" office:value="21.767427">
            <text:p>21.767427</text:p>
          </table:table-cell>
          <table:table-cell office:value-type="float" office:value="35.322436">
            <text:p>35.322436</text:p>
          </table:table-cell>
          <table:table-cell office:value-type="float" office:value="24.3967458056">
            <text:p>24.3967458056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formula="of:=([.A20]-1)*5"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42.6628321014">
            <text:p>42.6628321014</text:p>
          </table:table-cell>
          <table:table-cell table:formula="of:=(0.975*[.F20])/SQRT([.C20])" office:value-type="float" office:value="5.63803927019217">
            <text:p>5.6380392702</text:p>
          </table:table-cell>
          <table:table-cell office:value-type="float" office:value="48.0339195301">
            <text:p>48.0339195301</text:p>
          </table:table-cell>
          <table:table-cell office:value-type="float" office:value="20.1298">
            <text:p>20.1298</text:p>
          </table:table-cell>
          <table:table-cell office:value-type="float" office:value="21.698212">
            <text:p>21.698212</text:p>
          </table:table-cell>
          <table:table-cell office:value-type="float" office:value="35.147582">
            <text:p>35.147582</text:p>
          </table:table-cell>
          <table:table-cell office:value-type="float" office:value="24.4789274">
            <text:p>24.4789274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formula="of:=([.A21]-1)*5"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26.8033830781">
            <text:p>26.8033830781</text:p>
          </table:table-cell>
          <table:table-cell table:formula="of:=(0.975*[.F21])/SQRT([.C21])" office:value-type="float" office:value="2.94843243725062">
            <text:p>2.9484324373</text:p>
          </table:table-cell>
          <table:table-cell office:value-type="float" office:value="24.1922661518">
            <text:p>24.1922661518</text:p>
          </table:table-cell>
          <table:table-cell office:value-type="float" office:value="19.9674045">
            <text:p>19.9674045</text:p>
          </table:table-cell>
          <table:table-cell office:value-type="float" office:value="20.13866">
            <text:p>20.13866</text:p>
          </table:table-cell>
          <table:table-cell office:value-type="float" office:value="21.75933">
            <text:p>21.75933</text:p>
          </table:table-cell>
          <table:table-cell office:value-type="float" office:value="20.553075625">
            <text:p>20.553075625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table:formula="of:=([.A22]-1)*5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0.5905986833">
            <text:p>20.5905986833</text:p>
          </table:table-cell>
          <table:table-cell table:formula="of:=(0.975*[.F22])/SQRT([.C22])" office:value-type="float" office:value="0.104257560731479">
            <text:p>0.1042575607</text:p>
          </table:table-cell>
          <table:table-cell office:value-type="float" office:value="0.828282659342">
            <text:p>0.8282826593</text:p>
          </table:table-cell>
          <table:table-cell office:value-type="float" office:value="19.98375">
            <text:p>19.98375</text:p>
          </table:table-cell>
          <table:table-cell office:value-type="float" office:value="20.105578">
            <text:p>20.105578</text:p>
          </table:table-cell>
          <table:table-cell office:value-type="float" office:value="21.6701995">
            <text:p>21.6701995</text:p>
          </table:table-cell>
          <table:table-cell office:value-type="float" office:value="20.4078265333">
            <text:p>20.4078265333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# ldr-mbr-unreachable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formula="of:=([.A24]-1)*5"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28.6304418085">
            <text:p>28.6304418085</text:p>
          </table:table-cell>
          <table:table-cell table:formula="of:=(0.975*[.F24])/SQRT([.C24])" office:value-type="float" office:value="3.62034956327825">
            <text:p>3.6203495633</text:p>
          </table:table-cell>
          <table:table-cell office:value-type="float" office:value="36.0006064712">
            <text:p>36.0006064712</text:p>
          </table:table-cell>
          <table:table-cell office:value-type="float" office:value="15.030765">
            <text:p>15.030765</text:p>
          </table:table-cell>
          <table:table-cell office:value-type="float" office:value="15.034346">
            <text:p>15.034346</text:p>
          </table:table-cell>
          <table:table-cell office:value-type="float" office:value="30.039963">
            <text:p>30.039963</text:p>
          </table:table-cell>
          <table:table-cell office:value-type="float" office:value="15.3492271458">
            <text:p>15.3492271458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formula="of:=([.A25]-1)*5" office:value-type="float" office:value="10">
            <text:p>10</text:p>
          </table:table-cell>
          <table:table-cell office:value-type="float" office:value="189">
            <text:p>189</text:p>
          </table:table-cell>
          <table:table-cell office:value-type="float" office:value="35.0966367831">
            <text:p>35.0966367831</text:p>
          </table:table-cell>
          <table:table-cell table:formula="of:=(0.975*[.F25])/SQRT([.C25])" office:value-type="float" office:value="2.22971933998702">
            <text:p>2.22971934</text:p>
          </table:table-cell>
          <table:table-cell office:value-type="float" office:value="31.4395620123">
            <text:p>31.4395620123</text:p>
          </table:table-cell>
          <table:table-cell office:value-type="float" office:value="15.034479">
            <text:p>15.034479</text:p>
          </table:table-cell>
          <table:table-cell office:value-type="float" office:value="30.0479155">
            <text:p>30.0479155</text:p>
          </table:table-cell>
          <table:table-cell office:value-type="float" office:value="41.152635">
            <text:p>41.152635</text:p>
          </table:table-cell>
          <table:table-cell office:value-type="float" office:value="25.9133372842">
            <text:p>25.9133372842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formula="of:=([.A26]-1)*5" office:value-type="float" office:value="15">
            <text:p>15</text:p>
          </table:table-cell>
          <table:table-cell office:value-type="float" office:value="188">
            <text:p>188</text:p>
          </table:table-cell>
          <table:table-cell office:value-type="float" office:value="46.7208548617">
            <text:p>46.7208548617</text:p>
          </table:table-cell>
          <table:table-cell table:formula="of:=(0.975*[.F26])/SQRT([.C26])" office:value-type="float" office:value="2.7763452315298">
            <text:p>2.7763452315</text:p>
          </table:table-cell>
          <table:table-cell office:value-type="float" office:value="39.0434132489">
            <text:p>39.0434132489</text:p>
          </table:table-cell>
          <table:table-cell office:value-type="float" office:value="15.043909">
            <text:p>15.043909</text:p>
          </table:table-cell>
          <table:table-cell office:value-type="float" office:value="30.052304">
            <text:p>30.052304</text:p>
          </table:table-cell>
          <table:table-cell office:value-type="float" office:value="67.5820375">
            <text:p>67.5820375</text:p>
          </table:table-cell>
          <table:table-cell office:value-type="float" office:value="34.1527474574">
            <text:p>34.1527474574</text:p>
          </table:table-cell>
          <table:table-cell table:number-columns-repeated="8"/>
          <table:table-cell>
            <draw:frame table:end-cell-address="Experimental.Z41" table:end-x="0.5551in" table:end-y="0.0472in" draw:z-index="5" draw:name="Chart 3" draw:style-name="gr1" draw:text-style-name="P1" svg:width="5.0193in" svg:height="2.6457in" svg:x="0.222in" svg:y="0.1728in">
              <draw:object draw:notify-on-update-of-ranges="Experimental.B24:Experimental.B42 Experimental.D24:Experimental.D4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table:formula="of:=([.A27]-1)*5" office:value-type="float" office:value="20">
            <text:p>20</text:p>
          </table:table-cell>
          <table:table-cell office:value-type="float" office:value="163">
            <text:p>163</text:p>
          </table:table-cell>
          <table:table-cell office:value-type="float" office:value="69.0549800061">
            <text:p>69.0549800061</text:p>
          </table:table-cell>
          <table:table-cell table:formula="of:=(0.975*[.F27])/SQRT([.C27])" office:value-type="float" office:value="5.02150114273495">
            <text:p>5.0215011427</text:p>
          </table:table-cell>
          <table:table-cell office:value-type="float" office:value="65.7540870648">
            <text:p>65.7540870648</text:p>
          </table:table-cell>
          <table:table-cell office:value-type="float" office:value="15.038332">
            <text:p>15.038332</text:p>
          </table:table-cell>
          <table:table-cell office:value-type="float" office:value="35.0472115">
            <text:p>35.0472115</text:p>
          </table:table-cell>
          <table:table-cell office:value-type="float" office:value="105.122331">
            <text:p>105.122331</text:p>
          </table:table-cell>
          <table:table-cell office:value-type="float" office:value="47.8811220976">
            <text:p>47.8811220976</text:p>
          </table:table-cell>
          <table:table-cell>
            <draw:frame table:end-cell-address="Experimental.S41" table:end-x="0.0157in" table:end-y="0.1201in" draw:z-index="2" draw:name="Chart 5" draw:style-name="gr1" draw:text-style-name="P1" svg:width="5.0189in" svg:height="2.6693in" svg:x="0.3524in" svg:y="0.037in">
              <draw:object draw:notify-on-update-of-ranges="Experimental.C24:Experimental.C42 Experimental.A24:Experimental.A4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formula="of:=([.A28]-1)*5"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float" office:value="60.1678428913">
            <text:p>60.1678428913</text:p>
          </table:table-cell>
          <table:table-cell table:formula="of:=(0.975*[.F28])/SQRT([.C28])" office:value-type="float" office:value="4.41218235941751">
            <text:p>4.4121823594</text:p>
          </table:table-cell>
          <table:table-cell office:value-type="float" office:value="61.3843624765">
            <text:p>61.3843624765</text:p>
          </table:table-cell>
          <table:table-cell office:value-type="float" office:value="15.037712">
            <text:p>15.037712</text:p>
          </table:table-cell>
          <table:table-cell office:value-type="float" office:value="30.052196">
            <text:p>30.052196</text:p>
          </table:table-cell>
          <table:table-cell office:value-type="float" office:value="90.090182">
            <text:p>90.090182</text:p>
          </table:table-cell>
          <table:table-cell office:value-type="float" office:value="38.7038072826">
            <text:p>38.7038072826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formula="of:=([.A29]-1)*5"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92.5149908643">
            <text:p>92.5149908643</text:p>
          </table:table-cell>
          <table:table-cell table:formula="of:=(0.975*[.F29])/SQRT([.C29])" office:value-type="float" office:value="9.1341518758073">
            <text:p>9.1341518758</text:p>
          </table:table-cell>
          <table:table-cell office:value-type="float" office:value="110.847941022">
            <text:p>110.847941022</text:p>
          </table:table-cell>
          <table:table-cell office:value-type="float" office:value="15.034355">
            <text:p>15.034355</text:p>
          </table:table-cell>
          <table:table-cell office:value-type="float" office:value="30.06614">
            <text:p>30.06614</text:p>
          </table:table-cell>
          <table:table-cell office:value-type="float" office:value="120.159728">
            <text:p>120.159728</text:p>
          </table:table-cell>
          <table:table-cell office:value-type="float" office:value="52.0073888857">
            <text:p>52.0073888857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formula="of:=([.A30]-1)*5" office:value-type="float" office:value="35">
            <text:p>35</text:p>
          </table:table-cell>
          <table:table-cell office:value-type="float" office:value="113">
            <text:p>113</text:p>
          </table:table-cell>
          <table:table-cell office:value-type="float" office:value="125.117396655">
            <text:p>125.117396655</text:p>
          </table:table-cell>
          <table:table-cell table:formula="of:=(0.975*[.F30])/SQRT([.C30])" office:value-type="float" office:value="10.0043668131295">
            <text:p>10.0043668131</text:p>
          </table:table-cell>
          <table:table-cell office:value-type="float" office:value="109.074746654">
            <text:p>109.074746654</text:p>
          </table:table-cell>
          <table:table-cell office:value-type="float" office:value="30.0427315">
            <text:p>30.0427315</text:p>
          </table:table-cell>
          <table:table-cell office:value-type="float" office:value="105.1067395">
            <text:p>105.1067395</text:p>
          </table:table-cell>
          <table:table-cell office:value-type="float" office:value="225.282822">
            <text:p>225.282822</text:p>
          </table:table-cell>
          <table:table-cell office:value-type="float" office:value="109.17037186">
            <text:p>109.17037186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formula="of:=([.A31]-1)*5"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24.392912918">
            <text:p>124.392912918</text:p>
          </table:table-cell>
          <table:table-cell table:formula="of:=(0.975*[.F31])/SQRT([.C31])" office:value-type="float" office:value="10.304468005498">
            <text:p>10.3044680055</text:p>
          </table:table-cell>
          <table:table-cell office:value-type="float" office:value="110.845304819">
            <text:p>110.845304819</text:p>
          </table:table-cell>
          <table:table-cell office:value-type="float" office:value="30.039961">
            <text:p>30.039961</text:p>
          </table:table-cell>
          <table:table-cell office:value-type="float" office:value="105.178543">
            <text:p>105.178543</text:p>
          </table:table-cell>
          <table:table-cell office:value-type="float" office:value="195.247574">
            <text:p>195.247574</text:p>
          </table:table-cell>
          <table:table-cell office:value-type="float" office:value="107.822558232">
            <text:p>107.822558232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formula="of:=([.A32]-1)*5" office:value-type="float" office:value="45">
            <text:p>45</text:p>
          </table:table-cell>
          <table:table-cell office:value-type="float" office:value="121">
            <text:p>121</text:p>
          </table:table-cell>
          <table:table-cell office:value-type="float" office:value="101.458892041">
            <text:p>101.458892041</text:p>
          </table:table-cell>
          <table:table-cell table:formula="of:=(0.975*[.F32])/SQRT([.C32])" office:value-type="float" office:value="9.27269967992727">
            <text:p>9.2726996799</text:p>
          </table:table-cell>
          <table:table-cell office:value-type="float" office:value="104.615073312">
            <text:p>104.615073312</text:p>
          </table:table-cell>
          <table:table-cell office:value-type="float" office:value="15.0343965">
            <text:p>15.0343965</text:p>
          </table:table-cell>
          <table:table-cell office:value-type="float" office:value="30.0616085">
            <text:p>30.0616085</text:p>
          </table:table-cell>
          <table:table-cell office:value-type="float" office:value="180.229373">
            <text:p>180.229373</text:p>
          </table:table-cell>
          <table:table-cell office:value-type="float" office:value="71.7395791639">
            <text:p>71.7395791639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formula="of:=([.A33]-1)*5" office:value-type="float" office:value="50">
            <text:p>50</text:p>
          </table:table-cell>
          <table:table-cell office:value-type="float" office:value="108">
            <text:p>108</text:p>
          </table:table-cell>
          <table:table-cell office:value-type="float" office:value="125.347398185">
            <text:p>125.347398185</text:p>
          </table:table-cell>
          <table:table-cell table:formula="of:=(0.975*[.F33])/SQRT([.C33])" office:value-type="float" office:value="12.2159069144013">
            <text:p>12.2159069144</text:p>
          </table:table-cell>
          <table:table-cell office:value-type="float" office:value="130.206593454">
            <text:p>130.206593454</text:p>
          </table:table-cell>
          <table:table-cell office:value-type="float" office:value="15.0404225">
            <text:p>15.0404225</text:p>
          </table:table-cell>
          <table:table-cell office:value-type="float" office:value="90.092331">
            <text:p>90.092331</text:p>
          </table:table-cell>
          <table:table-cell office:value-type="float" office:value="195.248107">
            <text:p>195.248107</text:p>
          </table:table-cell>
          <table:table-cell office:value-type="float" office:value="85.4811052037">
            <text:p>85.4811052037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formula="of:=([.A34]-1)*5"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219.306021493">
            <text:p>219.306021493</text:p>
          </table:table-cell>
          <table:table-cell table:formula="of:=(0.975*[.F34])/SQRT([.C34])" office:value-type="float" office:value="18.1079868013009">
            <text:p>18.1079868013</text:p>
          </table:table-cell>
          <table:table-cell office:value-type="float" office:value="158.681750821">
            <text:p>158.681750821</text:p>
          </table:table-cell>
          <table:table-cell office:value-type="float" office:value="37.579471">
            <text:p>37.579471</text:p>
          </table:table-cell>
          <table:table-cell office:value-type="float" office:value="232.7515385">
            <text:p>232.7515385</text:p>
          </table:table-cell>
          <table:table-cell office:value-type="float" office:value="345.426014">
            <text:p>345.426014</text:p>
          </table:table-cell>
          <table:table-cell office:value-type="float" office:value="227.308556324">
            <text:p>227.308556324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formula="of:=([.A35]-1)*5"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165.004791122">
            <text:p>165.004791122</text:p>
          </table:table-cell>
          <table:table-cell table:formula="of:=(0.975*[.F35])/SQRT([.C35])" office:value-type="float" office:value="20.3757486855567">
            <text:p>20.3757486856</text:p>
          </table:table-cell>
          <table:table-cell office:value-type="float" office:value="179.773146413">
            <text:p>179.773146413</text:p>
          </table:table-cell>
          <table:table-cell office:value-type="float" office:value="15.037931">
            <text:p>15.037931</text:p>
          </table:table-cell>
          <table:table-cell office:value-type="float" office:value="35.077038">
            <text:p>35.077038</text:p>
          </table:table-cell>
          <table:table-cell office:value-type="float" office:value="330.521753">
            <text:p>330.521753</text:p>
          </table:table-cell>
          <table:table-cell office:value-type="float" office:value="111.064215237">
            <text:p>111.064215237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formula="of:=([.A36]-1)*5"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73.9230182364">
            <text:p>73.9230182364</text:p>
          </table:table-cell>
          <table:table-cell table:formula="of:=(0.975*[.F36])/SQRT([.C36])" office:value-type="float" office:value="9.97539166211837">
            <text:p>9.9753916621</text:p>
          </table:table-cell>
          <table:table-cell office:value-type="float" office:value="107.305426043">
            <text:p>107.305426043</text:p>
          </table:table-cell>
          <table:table-cell office:value-type="float" office:value="15.034287">
            <text:p>15.034287</text:p>
          </table:table-cell>
          <table:table-cell office:value-type="float" office:value="15.042415">
            <text:p>15.042415</text:p>
          </table:table-cell>
          <table:table-cell office:value-type="float" office:value="75.080098">
            <text:p>75.080098</text:p>
          </table:table-cell>
          <table:table-cell office:value-type="float" office:value="23.171256625">
            <text:p>23.171256625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formula="of:=([.A37]-1)*5"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148.983882243">
            <text:p>148.983882243</text:p>
          </table:table-cell>
          <table:table-cell table:formula="of:=(0.975*[.F37])/SQRT([.C37])" office:value-type="float" office:value="18.009525229986">
            <text:p>18.00952523</text:p>
          </table:table-cell>
          <table:table-cell office:value-type="float" office:value="158.896198906">
            <text:p>158.896198906</text:p>
          </table:table-cell>
          <table:table-cell office:value-type="float" office:value="15.034793">
            <text:p>15.034793</text:p>
          </table:table-cell>
          <table:table-cell office:value-type="float" office:value="60.138464">
            <text:p>60.138464</text:p>
          </table:table-cell>
          <table:table-cell office:value-type="float" office:value="270.240445">
            <text:p>270.240445</text:p>
          </table:table-cell>
          <table:table-cell office:value-type="float" office:value="102.398797105">
            <text:p>102.398797105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formula="of:=([.A38]-1)*5"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100.558098186">
            <text:p>100.558098186</text:p>
          </table:table-cell>
          <table:table-cell table:formula="of:=(0.975*[.F38])/SQRT([.C38])" office:value-type="float" office:value="18.9615838472554">
            <text:p>18.9615838473</text:p>
          </table:table-cell>
          <table:table-cell office:value-type="float" office:value="149.381219632">
            <text:p>149.381219632</text:p>
          </table:table-cell>
          <table:table-cell office:value-type="float" office:value="30.037512">
            <text:p>30.037512</text:p>
          </table:table-cell>
          <table:table-cell office:value-type="float" office:value="30.0528745">
            <text:p>30.0528745</text:p>
          </table:table-cell>
          <table:table-cell office:value-type="float" office:value="45.079794">
            <text:p>45.079794</text:p>
          </table:table-cell>
          <table:table-cell office:value-type="float" office:value="31.0524590667">
            <text:p>31.0524590667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formula="of:=([.A39]-1)*5"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308.779413878">
            <text:p>308.779413878</text:p>
          </table:table-cell>
          <table:table-cell table:formula="of:=(0.975*[.F39])/SQRT([.C39])" office:value-type="float" office:value="25.7919395672286">
            <text:p>25.7919395672</text:p>
          </table:table-cell>
          <table:table-cell office:value-type="float" office:value="169.383582947">
            <text:p>169.383582947</text:p>
          </table:table-cell>
          <table:table-cell office:value-type="float" office:value="270.3366735">
            <text:p>270.3366735</text:p>
          </table:table-cell>
          <table:table-cell office:value-type="float" office:value="398.101173">
            <text:p>398.101173</text:p>
          </table:table-cell>
          <table:table-cell office:value-type="float" office:value="435.376095">
            <text:p>435.376095</text:p>
          </table:table-cell>
          <table:table-cell office:value-type="float" office:value="370.414058571">
            <text:p>370.41405857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formula="of:=([.A40]-1)*5"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176.672007176">
            <text:p>176.672007176</text:p>
          </table:table-cell>
          <table:table-cell table:formula="of:=(0.975*[.F40])/SQRT([.C40])" office:value-type="float" office:value="47.2548838189993">
            <text:p>47.254883819</text:p>
          </table:table-cell>
          <table:table-cell office:value-type="float" office:value="199.832694679">
            <text:p>199.832694679</text:p>
          </table:table-cell>
          <table:table-cell office:value-type="float" office:value="30.052414">
            <text:p>30.052414</text:p>
          </table:table-cell>
          <table:table-cell office:value-type="float" office:value="45.0864065">
            <text:p>45.0864065</text:p>
          </table:table-cell>
          <table:table-cell office:value-type="float" office:value="420.367354">
            <text:p>420.367354</text:p>
          </table:table-cell>
          <table:table-cell office:value-type="float" office:value="150.169609778">
            <text:p>150.169609778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formula="of:=([.A41]-1)*5"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146.4500705">
            <text:p>146.4500705</text:p>
          </table:table-cell>
          <table:table-cell table:formula="of:=(0.975*[.F41])/SQRT([.C41])" office:value-type="float" office:value="41.0203676396122">
            <text:p>41.0203676396</text:p>
          </table:table-cell>
          <table:table-cell office:value-type="float" office:value="145.742278763">
            <text:p>145.742278763</text:p>
          </table:table-cell>
          <table:table-cell office:value-type="float" office:value="75.1316185">
            <text:p>75.1316185</text:p>
          </table:table-cell>
          <table:table-cell office:value-type="float" office:value="75.135551">
            <text:p>75.135551</text:p>
          </table:table-cell>
          <table:table-cell office:value-type="float" office:value="300.3733065">
            <text:p>300.3733065</text:p>
          </table:table-cell>
          <table:table-cell office:value-type="float" office:value="100.146648167">
            <text:p>100.146648167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formula="of:=([.A42]-1)*5"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71.38469725">
            <text:p>71.38469725</text:p>
          </table:table-cell>
          <table:table-cell table:formula="of:=(0.975*[.F42])/SQRT([.C42])" office:value-type="float" office:value="3.16684855867575">
            <text:p>3.1668485587</text:p>
          </table:table-cell>
          <table:table-cell office:value-type="float" office:value="6.49609960754">
            <text:p>6.4960996075</text:p>
          </table:table-cell>
          <table:table-cell office:value-type="float" office:value="75.134056">
            <text:p>75.134056</text:p>
          </table:table-cell>
          <table:table-cell office:value-type="float" office:value="75.134917">
            <text:p>75.134917</text:p>
          </table:table-cell>
          <table:table-cell office:value-type="float" office:value="75.137554">
            <text:p>75.137554</text:p>
          </table:table-cell>
          <table:table-cell office:value-type="float" office:value="75.1362355">
            <text:p>75.136235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# mbr-ldr-failure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formula="of:=([.A44]-1)*5"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25.3621827067">
            <text:p>25.3621827067</text:p>
          </table:table-cell>
          <table:table-cell table:formula="of:=(0.975*[.F44])/SQRT([.C44])" office:value-type="float" office:value="1.12682163535863">
            <text:p>1.1268216354</text:p>
          </table:table-cell>
          <table:table-cell office:value-type="float" office:value="10.0087811462">
            <text:p>10.0087811462</text:p>
          </table:table-cell>
          <table:table-cell office:value-type="float" office:value="20.004299">
            <text:p>20.004299</text:p>
          </table:table-cell>
          <table:table-cell office:value-type="float" office:value="20.004754">
            <text:p>20.004754</text:p>
          </table:table-cell>
          <table:table-cell office:value-type="float" office:value="31.335808">
            <text:p>31.335808</text:p>
          </table:table-cell>
          <table:table-cell office:value-type="float" office:value="21.1471327368">
            <text:p>21.1471327368</text:p>
          </table:table-cell>
          <table:table-cell>
            <draw:frame table:end-cell-address="Experimental.S58" table:end-x="0.0709in" table:end-y="0.2035in" draw:z-index="1" draw:name="Chart 4" draw:style-name="gr1" draw:text-style-name="P1" svg:width="5.0217in" svg:height="2.6504in" svg:x="0.4047in" svg:y="0.1205in">
              <draw:object draw:notify-on-update-of-ranges="Experimental.C44:Experimental.C62 Experimental.A44:Experimental.A6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Experimental.Z58" table:end-x="0.5346in" table:end-y="0.2035in" draw:z-index="6" draw:name="Chart 7" draw:style-name="gr1" draw:text-style-name="P1" svg:width="5.0193in" svg:height="2.6504in" svg:x="0.2016in" svg:y="0.1205in">
              <draw:object draw:notify-on-update-of-ranges="Experimental.B44:Experimental.B62 Experimental.D44:Experimental.D6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formula="of:=([.A45]-1)*5" office:value-type="float" office:value="10">
            <text:p>10</text:p>
          </table:table-cell>
          <table:table-cell office:value-type="float" office:value="169">
            <text:p>169</text:p>
          </table:table-cell>
          <table:table-cell office:value-type="float" office:value="39.9363044734">
            <text:p>39.9363044734</text:p>
          </table:table-cell>
          <table:table-cell table:formula="of:=(0.975*[.F45])/SQRT([.C45])" office:value-type="float" office:value="1.8941625508125">
            <text:p>1.8941625508</text:p>
          </table:table-cell>
          <table:table-cell office:value-type="float" office:value="25.2555006775">
            <text:p>25.2555006775</text:p>
          </table:table-cell>
          <table:table-cell office:value-type="float" office:value="20.0048155">
            <text:p>20.0048155</text:p>
          </table:table-cell>
          <table:table-cell office:value-type="float" office:value="32.8942885">
            <text:p>32.8942885</text:p>
          </table:table-cell>
          <table:table-cell office:value-type="float" office:value="46.139643">
            <text:p>46.139643</text:p>
          </table:table-cell>
          <table:table-cell office:value-type="float" office:value="34.1649902824">
            <text:p>34.1649902824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formula="of:=([.A46]-1)*5" office:value-type="float" office:value="15">
            <text:p>15</text:p>
          </table:table-cell>
          <table:table-cell office:value-type="float" office:value="187">
            <text:p>187</text:p>
          </table:table-cell>
          <table:table-cell office:value-type="float" office:value="49.1756093102">
            <text:p>49.1756093102</text:p>
          </table:table-cell>
          <table:table-cell table:formula="of:=(0.975*[.F46])/SQRT([.C46])" office:value-type="float" office:value="2.67108160229019">
            <text:p>2.6710816023</text:p>
          </table:table-cell>
          <table:table-cell office:value-type="float" office:value="37.4630682596">
            <text:p>37.4630682596</text:p>
          </table:table-cell>
          <table:table-cell office:value-type="float" office:value="20.005747">
            <text:p>20.005747</text:p>
          </table:table-cell>
          <table:table-cell office:value-type="float" office:value="32.6552045">
            <text:p>32.6552045</text:p>
          </table:table-cell>
          <table:table-cell office:value-type="float" office:value="62.4346505">
            <text:p>62.4346505</text:p>
          </table:table-cell>
          <table:table-cell office:value-type="float" office:value="36.5089286064">
            <text:p>36.5089286064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formula="of:=([.A47]-1)*5"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74.2178911938">
            <text:p>74.2178911938</text:p>
          </table:table-cell>
          <table:table-cell table:formula="of:=(0.975*[.F47])/SQRT([.C47])" office:value-type="float" office:value="4.92183593870518">
            <text:p>4.9218359387</text:p>
          </table:table-cell>
          <table:table-cell office:value-type="float" office:value="63.853176763">
            <text:p>63.853176763</text:p>
          </table:table-cell>
          <table:table-cell office:value-type="float" office:value="30.4702185">
            <text:p>30.4702185</text:p>
          </table:table-cell>
          <table:table-cell office:value-type="float" office:value="33.468928">
            <text:p>33.468928</text:p>
          </table:table-cell>
          <table:table-cell office:value-type="float" office:value="106.906465">
            <text:p>106.906465</text:p>
          </table:table-cell>
          <table:table-cell office:value-type="float" office:value="53.117571425">
            <text:p>53.117571425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formula="of:=([.A48]-1)*5" office:value-type="float" office:value="25">
            <text:p>25</text:p>
          </table:table-cell>
          <table:table-cell office:value-type="float" office:value="181">
            <text:p>181</text:p>
          </table:table-cell>
          <table:table-cell office:value-type="float" office:value="65.0193202597">
            <text:p>65.0193202597</text:p>
          </table:table-cell>
          <table:table-cell table:formula="of:=(0.975*[.F48])/SQRT([.C48])" office:value-type="float" office:value="4.31043814657814">
            <text:p>4.3104381466</text:p>
          </table:table-cell>
          <table:table-cell office:value-type="float" office:value="59.4779633869">
            <text:p>59.4779633869</text:p>
          </table:table-cell>
          <table:table-cell office:value-type="float" office:value="30.223343">
            <text:p>30.223343</text:p>
          </table:table-cell>
          <table:table-cell office:value-type="float" office:value="32.2984215">
            <text:p>32.2984215</text:p>
          </table:table-cell>
          <table:table-cell office:value-type="float" office:value="87.800632">
            <text:p>87.800632</text:p>
          </table:table-cell>
          <table:table-cell office:value-type="float" office:value="44.0421349451">
            <text:p>44.042134945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formula="of:=([.A49]-1)*5"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98.0417703478">
            <text:p>98.0417703478</text:p>
          </table:table-cell>
          <table:table-cell table:formula="of:=(0.975*[.F49])/SQRT([.C49])" office:value-type="float" office:value="9.07243855698796">
            <text:p>9.072438557</text:p>
          </table:table-cell>
          <table:table-cell office:value-type="float" office:value="109.309765628">
            <text:p>109.309765628</text:p>
          </table:table-cell>
          <table:table-cell office:value-type="float" office:value="30.226922">
            <text:p>30.226922</text:p>
          </table:table-cell>
          <table:table-cell office:value-type="float" office:value="31.098601">
            <text:p>31.098601</text:p>
          </table:table-cell>
          <table:table-cell office:value-type="float" office:value="122.170591">
            <text:p>122.170591</text:p>
          </table:table-cell>
          <table:table-cell office:value-type="float" office:value="58.2875857429">
            <text:p>58.2875857429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formula="of:=([.A50]-1)*5"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float" office:value="128.495813861">
            <text:p>128.495813861</text:p>
          </table:table-cell>
          <table:table-cell table:formula="of:=(0.975*[.F50])/SQRT([.C50])" office:value-type="float" office:value="10.1593789248011">
            <text:p>10.1593789248</text:p>
          </table:table-cell>
          <table:table-cell office:value-type="float" office:value="108.286525976">
            <text:p>108.286525976</text:p>
          </table:table-cell>
          <table:table-cell office:value-type="float" office:value="30.2254475">
            <text:p>30.2254475</text:p>
          </table:table-cell>
          <table:table-cell office:value-type="float" office:value="104.791631">
            <text:p>104.791631</text:p>
          </table:table-cell>
          <table:table-cell office:value-type="float" office:value="214.1156655">
            <text:p>214.1156655</text:p>
          </table:table-cell>
          <table:table-cell office:value-type="float" office:value="111.613841074">
            <text:p>111.613841074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formula="of:=([.A51]-1)*5"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130.534400796">
            <text:p>130.534400796</text:p>
          </table:table-cell>
          <table:table-cell table:formula="of:=(0.975*[.F51])/SQRT([.C51])" office:value-type="float" office:value="10.3106329703119">
            <text:p>10.3106329703</text:p>
          </table:table-cell>
          <table:table-cell office:value-type="float" office:value="109.898708694">
            <text:p>109.898708694</text:p>
          </table:table-cell>
          <table:table-cell office:value-type="float" office:value="30.233716">
            <text:p>30.233716</text:p>
          </table:table-cell>
          <table:table-cell office:value-type="float" office:value="123.849007">
            <text:p>123.849007</text:p>
          </table:table-cell>
          <table:table-cell office:value-type="float" office:value="210.6984935">
            <text:p>210.6984935</text:p>
          </table:table-cell>
          <table:table-cell office:value-type="float" office:value="111.12689287">
            <text:p>111.12689287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formula="of:=([.A52]-1)*5"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03.842282767">
            <text:p>103.842282767</text:p>
          </table:table-cell>
          <table:table-cell table:formula="of:=(0.975*[.F52])/SQRT([.C52])" office:value-type="float" office:value="9.03802916300979">
            <text:p>9.038029163</text:p>
          </table:table-cell>
          <table:table-cell office:value-type="float" office:value="101.545280984">
            <text:p>101.545280984</text:p>
          </table:table-cell>
          <table:table-cell office:value-type="float" office:value="30.2238695">
            <text:p>30.2238695</text:p>
          </table:table-cell>
          <table:table-cell office:value-type="float" office:value="30.832107">
            <text:p>30.832107</text:p>
          </table:table-cell>
          <table:table-cell office:value-type="float" office:value="169.380984">
            <text:p>169.380984</text:p>
          </table:table-cell>
          <table:table-cell office:value-type="float" office:value="74.0537097667">
            <text:p>74.0537097667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formula="of:=([.A53]-1)*5"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128.127494838">
            <text:p>128.127494838</text:p>
          </table:table-cell>
          <table:table-cell table:formula="of:=(0.975*[.F53])/SQRT([.C53])" office:value-type="float" office:value="12.1291948299959">
            <text:p>12.12919483</text:p>
          </table:table-cell>
          <table:table-cell office:value-type="float" office:value="127.474115132">
            <text:p>127.474115132</text:p>
          </table:table-cell>
          <table:table-cell office:value-type="float" office:value="30.095313">
            <text:p>30.095313</text:p>
          </table:table-cell>
          <table:table-cell office:value-type="float" office:value="94.2343365">
            <text:p>94.2343365</text:p>
          </table:table-cell>
          <table:table-cell office:value-type="float" office:value="210.187765">
            <text:p>210.187765</text:p>
          </table:table-cell>
          <table:table-cell office:value-type="float" office:value="86.7570168491">
            <text:p>86.757016849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formula="of:=([.A54]-1)*5"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220.716722055">
            <text:p>220.716722055</text:p>
          </table:table-cell>
          <table:table-cell table:formula="of:=(0.975*[.F54])/SQRT([.C54])" office:value-type="float" office:value="17.7685448847007">
            <text:p>17.7685448847</text:p>
          </table:table-cell>
          <table:table-cell office:value-type="float" office:value="155.707193891">
            <text:p>155.707193891</text:p>
          </table:table-cell>
          <table:table-cell office:value-type="float" office:value="46.0691675">
            <text:p>46.0691675</text:p>
          </table:table-cell>
          <table:table-cell office:value-type="float" office:value="227.523928">
            <text:p>227.523928</text:p>
          </table:table-cell>
          <table:table-cell office:value-type="float" office:value="334.195415">
            <text:p>334.195415</text:p>
          </table:table-cell>
          <table:table-cell office:value-type="float" office:value="226.990748703">
            <text:p>226.990748703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formula="of:=([.A55]-1)*5"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180.927761986">
            <text:p>180.927761986</text:p>
          </table:table-cell>
          <table:table-cell table:formula="of:=(0.975*[.F55])/SQRT([.C55])" office:value-type="float" office:value="20.6170679381169">
            <text:p>20.6170679381</text:p>
          </table:table-cell>
          <table:table-cell office:value-type="float" office:value="178.176925467">
            <text:p>178.176925467</text:p>
          </table:table-cell>
          <table:table-cell office:value-type="float" office:value="30.026153">
            <text:p>30.026153</text:p>
          </table:table-cell>
          <table:table-cell office:value-type="float" office:value="107.3918305">
            <text:p>107.3918305</text:p>
          </table:table-cell>
          <table:table-cell office:value-type="float" office:value="370.2094285">
            <text:p>370.2094285</text:p>
          </table:table-cell>
          <table:table-cell office:value-type="float" office:value="129.704774444">
            <text:p>129.704774444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formula="of:=([.A56]-1)*5"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82.2184349815">
            <text:p>82.2184349815</text:p>
          </table:table-cell>
          <table:table-cell table:formula="of:=(0.975*[.F56])/SQRT([.C56])" office:value-type="float" office:value="9.80805760308186">
            <text:p>9.8080576031</text:p>
          </table:table-cell>
          <table:table-cell office:value-type="float" office:value="104.541871336">
            <text:p>104.541871336</text:p>
          </table:table-cell>
          <table:table-cell office:value-type="float" office:value="30.026742">
            <text:p>30.026742</text:p>
          </table:table-cell>
          <table:table-cell office:value-type="float" office:value="30.22387">
            <text:p>30.22387</text:p>
          </table:table-cell>
          <table:table-cell office:value-type="float" office:value="90.534387">
            <text:p>90.534387</text:p>
          </table:table-cell>
          <table:table-cell office:value-type="float" office:value="33.0262997407">
            <text:p>33.0262997407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formula="of:=([.A57]-1)*5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151.662178137">
            <text:p>151.662178137</text:p>
          </table:table-cell>
          <table:table-cell table:formula="of:=(0.975*[.F57])/SQRT([.C57])" office:value-type="float" office:value="17.2986903318688">
            <text:p>17.2986903319</text:p>
          </table:table-cell>
          <table:table-cell office:value-type="float" office:value="151.589820497">
            <text:p>151.589820497</text:p>
          </table:table-cell>
          <table:table-cell office:value-type="float" office:value="30.0241255">
            <text:p>30.0241255</text:p>
          </table:table-cell>
          <table:table-cell office:value-type="float" office:value="60.387591">
            <text:p>60.387591</text:p>
          </table:table-cell>
          <table:table-cell office:value-type="float" office:value="275.178881">
            <text:p>275.178881</text:p>
          </table:table-cell>
          <table:table-cell office:value-type="float" office:value="107.449683459">
            <text:p>107.449683459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formula="of:=([.A58]-1)*5"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96.3696553818">
            <text:p>96.3696553818</text:p>
          </table:table-cell>
          <table:table-cell table:formula="of:=(0.975*[.F58])/SQRT([.C58])" office:value-type="float" office:value="19.2169266476358">
            <text:p>19.2169266476</text:p>
          </table:table-cell>
          <table:table-cell office:value-type="float" office:value="146.170812647">
            <text:p>146.170812647</text:p>
          </table:table-cell>
          <table:table-cell office:value-type="float" office:value="20.00452">
            <text:p>20.00452</text:p>
          </table:table-cell>
          <table:table-cell office:value-type="float" office:value="20.0067825">
            <text:p>20.0067825</text:p>
          </table:table-cell>
          <table:table-cell office:value-type="float" office:value="60.0999435">
            <text:p>60.0999435</text:p>
          </table:table-cell>
          <table:table-cell office:value-type="float" office:value="25.7677408214">
            <text:p>25.7677408214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formula="of:=([.A59]-1)*5"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07.880345275">
            <text:p>307.880345275</text:p>
          </table:table-cell>
          <table:table-cell table:formula="of:=(0.975*[.F59])/SQRT([.C59])" office:value-type="float" office:value="26.0218253982538">
            <text:p>26.0218253983</text:p>
          </table:table-cell>
          <table:table-cell office:value-type="float" office:value="168.796383864">
            <text:p>168.796383864</text:p>
          </table:table-cell>
          <table:table-cell office:value-type="float" office:value="285.39529">
            <text:p>285.39529</text:p>
          </table:table-cell>
          <table:table-cell office:value-type="float" office:value="395.106991">
            <text:p>395.106991</text:p>
          </table:table-cell>
          <table:table-cell office:value-type="float" office:value="435.728374">
            <text:p>435.728374</text:p>
          </table:table-cell>
          <table:table-cell office:value-type="float" office:value="377.47490295">
            <text:p>377.47490295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formula="of:=([.A60]-1)*5"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178.412849294">
            <text:p>178.412849294</text:p>
          </table:table-cell>
          <table:table-cell table:formula="of:=(0.975*[.F60])/SQRT([.C60])" office:value-type="float" office:value="49.1472906352281">
            <text:p>49.1472906352</text:p>
          </table:table-cell>
          <table:table-cell office:value-type="float" office:value="207.835354361">
            <text:p>207.835354361</text:p>
          </table:table-cell>
          <table:table-cell office:value-type="float" office:value="20.0045005">
            <text:p>20.0045005</text:p>
          </table:table-cell>
          <table:table-cell office:value-type="float" office:value="60.3089575">
            <text:p>60.3089575</text:p>
          </table:table-cell>
          <table:table-cell office:value-type="float" office:value="435.329471">
            <text:p>435.329471</text:p>
          </table:table-cell>
          <table:table-cell office:value-type="float" office:value="154.077085778">
            <text:p>154.077085778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formula="of:=([.A61]-1)*5"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155.255468333">
            <text:p>155.255468333</text:p>
          </table:table-cell>
          <table:table-cell table:formula="of:=(0.975*[.F61])/SQRT([.C61])" office:value-type="float" office:value="38.9727160230565">
            <text:p>38.9727160231</text:p>
          </table:table-cell>
          <table:table-cell office:value-type="float" office:value="138.467126689">
            <text:p>138.467126689</text:p>
          </table:table-cell>
          <table:table-cell office:value-type="float" office:value="90.169502">
            <text:p>90.169502</text:p>
          </table:table-cell>
          <table:table-cell office:value-type="float" office:value="90.174222">
            <text:p>90.174222</text:p>
          </table:table-cell>
          <table:table-cell office:value-type="float" office:value="302.9572685">
            <text:p>302.9572685</text:p>
          </table:table-cell>
          <table:table-cell office:value-type="float" office:value="115.274651333">
            <text:p>115.274651333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formula="of:=([.A62]-1)*5"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80.29584175">
            <text:p>80.29584175</text:p>
          </table:table-cell>
          <table:table-cell table:formula="of:=(0.975*[.F62])/SQRT([.C62])" office:value-type="float" office:value="8.50180102721625">
            <text:p>8.5018010272</text:p>
          </table:table-cell>
          <table:table-cell office:value-type="float" office:value="17.4395918507">
            <text:p>17.4395918507</text:p>
          </table:table-cell>
          <table:table-cell office:value-type="float" office:value="90.3633565">
            <text:p>90.3633565</text:p>
          </table:table-cell>
          <table:table-cell office:value-type="float" office:value="90.366741">
            <text:p>90.366741</text:p>
          </table:table-cell>
          <table:table-cell office:value-type="float" office:value="90.367071">
            <text:p>90.367071</text:p>
          </table:table-cell>
          <table:table-cell office:value-type="float" office:value="90.366906">
            <text:p>90.36690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# ldr-elect-success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formula="of:=([.A64]-1)*5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190.321782067">
            <text:p>190.321782067</text:p>
          </table:table-cell>
          <table:table-cell table:formula="of:=(0.975*[.F64])/SQRT([.C64])" office:value-type="float" office:value="14.2815674560485">
            <text:p>14.281567456</text:p>
          </table:table-cell>
          <table:table-cell office:value-type="float" office:value="138.960866826">
            <text:p>138.960866826</text:p>
          </table:table-cell>
          <table:table-cell office:value-type="float" office:value="100.189483">
            <text:p>100.189483</text:p>
          </table:table-cell>
          <table:table-cell office:value-type="float" office:value="145.137191">
            <text:p>145.137191</text:p>
          </table:table-cell>
          <table:table-cell office:value-type="float" office:value="299.079025">
            <text:p>299.079025</text:p>
          </table:table-cell>
          <table:table-cell office:value-type="float" office:value="163.569590283">
            <text:p>163.569590283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formula="of:=([.A65]-1)*5" office:value-type="float" office:value="10">
            <text:p>10</text:p>
          </table:table-cell>
          <table:table-cell office:value-type="float" office:value="186">
            <text:p>186</text:p>
          </table:table-cell>
          <table:table-cell office:value-type="float" office:value="119.266715919">
            <text:p>119.266715919</text:p>
          </table:table-cell>
          <table:table-cell table:formula="of:=(0.975*[.F65])/SQRT([.C65])" office:value-type="float" office:value="5.7687766449838">
            <text:p>5.768776645</text:p>
          </table:table-cell>
          <table:table-cell office:value-type="float" office:value="80.6929477473">
            <text:p>80.6929477473</text:p>
          </table:table-cell>
          <table:table-cell office:value-type="float" office:value="65.0517">
            <text:p>65.0517</text:p>
          </table:table-cell>
          <table:table-cell office:value-type="float" office:value="110.123719">
            <text:p>110.123719</text:p>
          </table:table-cell>
          <table:table-cell office:value-type="float" office:value="160.176984">
            <text:p>160.176984</text:p>
          </table:table-cell>
          <table:table-cell office:value-type="float" office:value="108.216965777">
            <text:p>108.216965777</text:p>
          </table:table-cell>
          <table:table-cell table:number-columns-repeated="8"/>
          <table:table-cell>
            <draw:frame table:end-cell-address="Experimental.Z79" table:end-x="0.6492in" table:end-y="0.1307in" draw:z-index="7" draw:name="Chart 8" draw:style-name="gr1" draw:text-style-name="P1" svg:width="5.0193in" svg:height="2.6693in" svg:x="0.3161in" svg:y="0.0476in">
              <draw:object draw:notify-on-update-of-ranges="Experimental.B64:Experimental.B83 Experimental.D64:Experimental.D8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formula="of:=([.A66]-1)*5" office:value-type="float" office:value="15">
            <text:p>15</text:p>
          </table:table-cell>
          <table:table-cell office:value-type="float" office:value="196">
            <text:p>196</text:p>
          </table:table-cell>
          <table:table-cell office:value-type="float" office:value="101.668043327">
            <text:p>101.668043327</text:p>
          </table:table-cell>
          <table:table-cell table:formula="of:=(0.975*[.F66])/SQRT([.C66])" office:value-type="float" office:value="5.32920643345768">
            <text:p>5.3292064335</text:p>
          </table:table-cell>
          <table:table-cell office:value-type="float" office:value="76.5219385317">
            <text:p>76.5219385317</text:p>
          </table:table-cell>
          <table:table-cell office:value-type="float" office:value="20.9103885">
            <text:p>20.9103885</text:p>
          </table:table-cell>
          <table:table-cell office:value-type="float" office:value="85.095455">
            <text:p>85.095455</text:p>
          </table:table-cell>
          <table:table-cell office:value-type="float" office:value="155.1774205">
            <text:p>155.1774205</text:p>
          </table:table-cell>
          <table:table-cell office:value-type="float" office:value="91.055074449">
            <text:p>91.055074449</text:p>
          </table:table-cell>
          <table:table-cell>
            <draw:frame table:end-cell-address="Experimental.S80" table:end-x="0.0157in" table:end-y="0.1201in" draw:z-index="3" draw:name="Chart 6" draw:style-name="gr1" draw:text-style-name="P1" svg:width="5.0189in" svg:height="2.6689in" svg:x="0.3524in" svg:y="0.0374in">
              <draw:object draw:notify-on-update-of-ranges="Experimental.C64:Experimental.C83 Experimental.A64:Experimental.A8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formula="of:=([.A67]-1)*5"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92.4823773118">
            <text:p>92.4823773118</text:p>
          </table:table-cell>
          <table:table-cell table:formula="of:=(0.975*[.F67])/SQRT([.C67])" office:value-type="float" office:value="5.6056586309273">
            <text:p>5.6056586309</text:p>
          </table:table-cell>
          <table:table-cell office:value-type="float" office:value="74.9629194451">
            <text:p>74.9629194451</text:p>
          </table:table-cell>
          <table:table-cell office:value-type="float" office:value="20.910345">
            <text:p>20.910345</text:p>
          </table:table-cell>
          <table:table-cell office:value-type="float" office:value="65.071504">
            <text:p>65.071504</text:p>
          </table:table-cell>
          <table:table-cell office:value-type="float" office:value="140.117036">
            <text:p>140.117036</text:p>
          </table:table-cell>
          <table:table-cell office:value-type="float" office:value="75.8930914767">
            <text:p>75.8930914767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formula="of:=([.A68]-1)*5" office:value-type="float" office:value="25">
            <text:p>25</text:p>
          </table:table-cell>
          <table:table-cell office:value-type="float" office:value="187">
            <text:p>187</text:p>
          </table:table-cell>
          <table:table-cell office:value-type="float" office:value="88.9262090535">
            <text:p>88.9262090535</text:p>
          </table:table-cell>
          <table:table-cell table:formula="of:=(0.975*[.F68])/SQRT([.C68])" office:value-type="float" office:value="4.38179933268189">
            <text:p>4.3817993327</text:p>
          </table:table-cell>
          <table:table-cell office:value-type="float" office:value="61.4566201794">
            <text:p>61.4566201794</text:p>
          </table:table-cell>
          <table:table-cell office:value-type="float" office:value="35.047043">
            <text:p>35.047043</text:p>
          </table:table-cell>
          <table:table-cell office:value-type="float" office:value="71.076519">
            <text:p>71.076519</text:p>
          </table:table-cell>
          <table:table-cell office:value-type="float" office:value="125.1747205">
            <text:p>125.1747205</text:p>
          </table:table-cell>
          <table:table-cell office:value-type="float" office:value="78.7281708085">
            <text:p>78.7281708085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formula="of:=([.A69]-1)*5"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87.8811945844">
            <text:p>87.8811945844</text:p>
          </table:table-cell>
          <table:table-cell table:formula="of:=(0.975*[.F69])/SQRT([.C69])" office:value-type="float" office:value="5.28268831888331">
            <text:p>5.2826883189</text:p>
          </table:table-cell>
          <table:table-cell office:value-type="float" office:value="67.2373723188">
            <text:p>67.2373723188</text:p>
          </table:table-cell>
          <table:table-cell office:value-type="float" office:value="20.910286">
            <text:p>20.910286</text:p>
          </table:table-cell>
          <table:table-cell office:value-type="float" office:value="80.062171">
            <text:p>80.062171</text:p>
          </table:table-cell>
          <table:table-cell office:value-type="float" office:value="140.160355">
            <text:p>140.160355</text:p>
          </table:table-cell>
          <table:table-cell office:value-type="float" office:value="78.9770497949">
            <text:p>78.9770497949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formula="of:=([.A70]-1)*5"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80.0768390081">
            <text:p>80.0768390081</text:p>
          </table:table-cell>
          <table:table-cell table:formula="of:=(0.975*[.F70])/SQRT([.C70])" office:value-type="float" office:value="6.93463472310091">
            <text:p>6.9346347231</text:p>
          </table:table-cell>
          <table:table-cell office:value-type="float" office:value="78.8808405694">
            <text:p>78.8808405694</text:p>
          </table:table-cell>
          <table:table-cell office:value-type="float" office:value="20.910299">
            <text:p>20.910299</text:p>
          </table:table-cell>
          <table:table-cell office:value-type="float" office:value="50.0775445">
            <text:p>50.0775445</text:p>
          </table:table-cell>
          <table:table-cell office:value-type="float" office:value="110.1238765">
            <text:p>110.1238765</text:p>
          </table:table-cell>
          <table:table-cell office:value-type="float" office:value="52.2934143871">
            <text:p>52.2934143871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formula="of:=([.A71]-1)*5"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103.935538344">
            <text:p>103.935538344</text:p>
          </table:table-cell>
          <table:table-cell table:formula="of:=(0.975*[.F71])/SQRT([.C71])" office:value-type="float" office:value="8.4688379092161">
            <text:p>8.4688379092</text:p>
          </table:table-cell>
          <table:table-cell office:value-type="float" office:value="98.2707317231">
            <text:p>98.2707317231</text:p>
          </table:table-cell>
          <table:table-cell office:value-type="float" office:value="20.910291">
            <text:p>20.910291</text:p>
          </table:table-cell>
          <table:table-cell office:value-type="float" office:value="60.0693">
            <text:p>60.0693</text:p>
          </table:table-cell>
          <table:table-cell office:value-type="float" office:value="185.2410815">
            <text:p>185.2410815</text:p>
          </table:table-cell>
          <table:table-cell office:value-type="float" office:value="73.1768110781">
            <text:p>73.1768110781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formula="of:=([.A72]-1)*5"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float" office:value="97.1554533775">
            <text:p>97.1554533775</text:p>
          </table:table-cell>
          <table:table-cell table:formula="of:=(0.975*[.F72])/SQRT([.C72])" office:value-type="float" office:value="6.99446944978958">
            <text:p>6.9944694498</text:p>
          </table:table-cell>
          <table:table-cell office:value-type="float" office:value="88.1533123624">
            <text:p>88.1533123624</text:p>
          </table:table-cell>
          <table:table-cell office:value-type="float" office:value="20.910293">
            <text:p>20.910293</text:p>
          </table:table-cell>
          <table:table-cell office:value-type="float" office:value="65.0950835">
            <text:p>65.0950835</text:p>
          </table:table-cell>
          <table:table-cell office:value-type="float" office:value="147.6582755">
            <text:p>147.6582755</text:p>
          </table:table-cell>
          <table:table-cell office:value-type="float" office:value="68.7581987237">
            <text:p>68.7581987237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formula="of:=([.A73]-1)*5" office:value-type="float" office:value="50">
            <text:p>50</text:p>
          </table:table-cell>
          <table:table-cell office:value-type="float" office:value="126">
            <text:p>126</text:p>
          </table:table-cell>
          <table:table-cell office:value-type="float" office:value="82.1865800397">
            <text:p>82.1865800397</text:p>
          </table:table-cell>
          <table:table-cell table:formula="of:=(0.975*[.F73])/SQRT([.C73])" office:value-type="float" office:value="6.95417234365947">
            <text:p>6.9541723437</text:p>
          </table:table-cell>
          <table:table-cell office:value-type="float" office:value="80.0619394417">
            <text:p>80.0619394417</text:p>
          </table:table-cell>
          <table:table-cell office:value-type="float" office:value="20.910292">
            <text:p>20.910292</text:p>
          </table:table-cell>
          <table:table-cell office:value-type="float" office:value="60.069494">
            <text:p>60.069494</text:p>
          </table:table-cell>
          <table:table-cell office:value-type="float" office:value="110.124003">
            <text:p>110.124003</text:p>
          </table:table-cell>
          <table:table-cell office:value-type="float" office:value="55.8317443281">
            <text:p>55.8317443281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formula="of:=([.A74]-1)*5"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66.3269871084">
            <text:p>66.3269871084</text:p>
          </table:table-cell>
          <table:table-cell table:formula="of:=(0.975*[.F74])/SQRT([.C74])" office:value-type="float" office:value="9.03510031610744">
            <text:p>9.0351003161</text:p>
          </table:table-cell>
          <table:table-cell office:value-type="float" office:value="84.4242885239">
            <text:p>84.4242885239</text:p>
          </table:table-cell>
          <table:table-cell office:value-type="float" office:value="20.071924">
            <text:p>20.071924</text:p>
          </table:table-cell>
          <table:table-cell office:value-type="float" office:value="20.9103115">
            <text:p>20.9103115</text:p>
          </table:table-cell>
          <table:table-cell office:value-type="float" office:value="62.636026">
            <text:p>62.636026</text:p>
          </table:table-cell>
          <table:table-cell office:value-type="float" office:value="29.514380881">
            <text:p>29.51438088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formula="of:=([.A75]-1)*5"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65.1561843143">
            <text:p>65.1561843143</text:p>
          </table:table-cell>
          <table:table-cell table:formula="of:=(0.975*[.F75])/SQRT([.C75])" office:value-type="float" office:value="6.8788473696957">
            <text:p>6.8788473697</text:p>
          </table:table-cell>
          <table:table-cell office:value-type="float" office:value="72.2945746911">
            <text:p>72.2945746911</text:p>
          </table:table-cell>
          <table:table-cell office:value-type="float" office:value="20.910289">
            <text:p>20.910289</text:p>
          </table:table-cell>
          <table:table-cell office:value-type="float" office:value="35.044873">
            <text:p>35.044873</text:p>
          </table:table-cell>
          <table:table-cell office:value-type="float" office:value="80.058969">
            <text:p>80.058969</text:p>
          </table:table-cell>
          <table:table-cell office:value-type="float" office:value="39.755954566">
            <text:p>39.755954566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formula="of:=([.A76]-1)*5" office:value-type="float" office:value="65">
            <text:p>65</text:p>
          </table:table-cell>
          <table:table-cell office:value-type="float" office:value="145">
            <text:p>145</text:p>
          </table:table-cell>
          <table:table-cell office:value-type="float" office:value="75.2501126966">
            <text:p>75.2501126966</text:p>
          </table:table-cell>
          <table:table-cell table:formula="of:=(0.975*[.F76])/SQRT([.C76])" office:value-type="float" office:value="4.78667149530215">
            <text:p>4.7866714953</text:p>
          </table:table-cell>
          <table:table-cell office:value-type="float" office:value="59.1170846444">
            <text:p>59.1170846444</text:p>
          </table:table-cell>
          <table:table-cell office:value-type="float" office:value="20.910323">
            <text:p>20.910323</text:p>
          </table:table-cell>
          <table:table-cell office:value-type="float" office:value="65.0709995">
            <text:p>65.0709995</text:p>
          </table:table-cell>
          <table:table-cell office:value-type="float" office:value="110.123954">
            <text:p>110.123954</text:p>
          </table:table-cell>
          <table:table-cell office:value-type="float" office:value="63.3090315068">
            <text:p>63.3090315068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formula="of:=([.A77]-1)*5"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float" office:value="71.3700437573">
            <text:p>71.3700437573</text:p>
          </table:table-cell>
          <table:table-cell table:formula="of:=(0.975*[.F77])/SQRT([.C77])" office:value-type="float" office:value="7.27169818970368">
            <text:p>7.2716981897</text:p>
          </table:table-cell>
          <table:table-cell office:value-type="float" office:value="75.6919758168">
            <text:p>75.6919758168</text:p>
          </table:table-cell>
          <table:table-cell office:value-type="float" office:value="20.085754">
            <text:p>20.085754</text:p>
          </table:table-cell>
          <table:table-cell office:value-type="float" office:value="35.0466745">
            <text:p>35.0466745</text:p>
          </table:table-cell>
          <table:table-cell office:value-type="float" office:value="95.095602">
            <text:p>95.095602</text:p>
          </table:table-cell>
          <table:table-cell office:value-type="float" office:value="40.8693306346">
            <text:p>40.8693306346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formula="of:=([.A78]-1)*5" office:value-type="float" office:value="75">
            <text:p>75</text:p>
          </table:table-cell>
          <table:table-cell office:value-type="float" office:value="103">
            <text:p>103</text:p>
          </table:table-cell>
          <table:table-cell office:value-type="float" office:value="49.4109975728">
            <text:p>49.4109975728</text:p>
          </table:table-cell>
          <table:table-cell table:formula="of:=(0.975*[.F78])/SQRT([.C78])" office:value-type="float" office:value="3.61942984408674">
            <text:p>3.6194298441</text:p>
          </table:table-cell>
          <table:table-cell office:value-type="float" office:value="37.6750779642">
            <text:p>37.6750779642</text:p>
          </table:table-cell>
          <table:table-cell office:value-type="float" office:value="20.076832">
            <text:p>20.076832</text:p>
          </table:table-cell>
          <table:table-cell office:value-type="float" office:value="35.0457375">
            <text:p>35.0457375</text:p>
          </table:table-cell>
          <table:table-cell office:value-type="float" office:value="67.58082">
            <text:p>67.58082</text:p>
          </table:table-cell>
          <table:table-cell office:value-type="float" office:value="36.9212015962">
            <text:p>36.9212015962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formula="of:=([.A79]-1)*5"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33.1600350857">
            <text:p>33.1600350857</text:p>
          </table:table-cell>
          <table:table-cell table:formula="of:=(0.975*[.F79])/SQRT([.C79])" office:value-type="float" office:value="3.2923989390239">
            <text:p>3.292398939</text:p>
          </table:table-cell>
          <table:table-cell office:value-type="float" office:value="28.2524982942">
            <text:p>28.2524982942</text:p>
          </table:table-cell>
          <table:table-cell office:value-type="float" office:value="20.067322">
            <text:p>20.067322</text:p>
          </table:table-cell>
          <table:table-cell office:value-type="float" office:value="20.910296">
            <text:p>20.910296</text:p>
          </table:table-cell>
          <table:table-cell office:value-type="float" office:value="35.046716">
            <text:p>35.046716</text:p>
          </table:table-cell>
          <table:table-cell office:value-type="float" office:value="22.6164346389">
            <text:p>22.6164346389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formula="of:=([.A80]-1)*5"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33.3072543">
            <text:p>33.3072543</text:p>
          </table:table-cell>
          <table:table-cell table:formula="of:=(0.975*[.F80])/SQRT([.C80])" office:value-type="float" office:value="3.22595902302567">
            <text:p>3.225959023</text:p>
          </table:table-cell>
          <table:table-cell office:value-type="float" office:value="27.682368839">
            <text:p>27.682368839</text:p>
          </table:table-cell>
          <table:table-cell office:value-type="float" office:value="20.070316">
            <text:p>20.070316</text:p>
          </table:table-cell>
          <table:table-cell office:value-type="float" office:value="20.910306">
            <text:p>20.910306</text:p>
          </table:table-cell>
          <table:table-cell office:value-type="float" office:value="35.047332">
            <text:p>35.047332</text:p>
          </table:table-cell>
          <table:table-cell office:value-type="float" office:value="23.8659713333">
            <text:p>23.8659713333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formula="of:=([.A81]-1)*5"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41.702465087">
            <text:p>41.702465087</text:p>
          </table:table-cell>
          <table:table-cell table:formula="of:=(0.975*[.F81])/SQRT([.C81])" office:value-type="float" office:value="5.51984429080826">
            <text:p>5.5198442908</text:p>
          </table:table-cell>
          <table:table-cell office:value-type="float" office:value="47.0269439032">
            <text:p>47.0269439032</text:p>
          </table:table-cell>
          <table:table-cell office:value-type="float" office:value="20.0707045">
            <text:p>20.0707045</text:p>
          </table:table-cell>
          <table:table-cell office:value-type="float" office:value="20.91034">
            <text:p>20.91034</text:p>
          </table:table-cell>
          <table:table-cell office:value-type="float" office:value="35.047572">
            <text:p>35.047572</text:p>
          </table:table-cell>
          <table:table-cell office:value-type="float" office:value="23.9751266286">
            <text:p>23.9751266286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formula="of:=([.A82]-1)*5"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27.1244063906">
            <text:p>27.1244063906</text:p>
          </table:table-cell>
          <table:table-cell table:formula="of:=(0.975*[.F82])/SQRT([.C82])" office:value-type="float" office:value="3.25889972583094">
            <text:p>3.2588997258</text:p>
          </table:table-cell>
          <table:table-cell office:value-type="float" office:value="26.7396900581">
            <text:p>26.7396900581</text:p>
          </table:table-cell>
          <table:table-cell office:value-type="float" office:value="20.0360295">
            <text:p>20.0360295</text:p>
          </table:table-cell>
          <table:table-cell office:value-type="float" office:value="20.071332">
            <text:p>20.071332</text:p>
          </table:table-cell>
          <table:table-cell office:value-type="float" office:value="20.910326">
            <text:p>20.910326</text:p>
          </table:table-cell>
          <table:table-cell office:value-type="float" office:value="20.3195617879">
            <text:p>20.3195617879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table:formula="of:=([.A83]-1)*5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0.3364354333">
            <text:p>20.3364354333</text:p>
          </table:table-cell>
          <table:table-cell table:formula="of:=(0.975*[.F83])/SQRT([.C83])" office:value-type="float" office:value="0.0511102006551331">
            <text:p>0.0511102007</text:p>
          </table:table-cell>
          <table:table-cell office:value-type="float" office:value="0.406049140428">
            <text:p>0.4060491404</text:p>
          </table:table-cell>
          <table:table-cell office:value-type="float" office:value="20.036271">
            <text:p>20.036271</text:p>
          </table:table-cell>
          <table:table-cell office:value-type="float" office:value="20.069184">
            <text:p>20.069184</text:p>
          </table:table-cell>
          <table:table-cell office:value-type="float" office:value="20.910326">
            <text:p>20.910326</text:p>
          </table:table-cell>
          <table:table-cell office:value-type="float" office:value="20.2521835484">
            <text:p>20.2521835484</text:p>
          </table:table-cell>
          <table:table-cell table:number-columns-repeated="101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ulated" table:style-name="ta2">
        <office:forms form:automatic-focus="false" form:apply-design-mode="false"/>
        <table:table-column table:style-name="co3" table:number-columns-repeated="13" table:default-cell-style-name="Default"/>
        <table:table-row table:style-name="ro1">
          <table:table-cell office:value-type="string">
            <text:p>Reliability</text:p>
          </table:table-cell>
          <table:table-cell office:value-type="string">
            <text:p>Average</text:p>
          </table:table-cell>
          <table:table-cell office:value-type="string">
            <text:p>Variance</text:p>
          </table:table-cell>
          <table:table-cell table:number-columns-repeated="5"/>
          <table:table-cell office:value-type="string">
            <text:p>Average (Sec)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formula="of:=[.B2]*18.75+7.5" office:value-type="float" office:value="7.5">
            <text:p>7.5</text:p>
          </table:table-cell>
          <table:table-cell table:formula="of:=SQRT([.C2]*18.75)" office:value-type="float" office:value="0">
            <text:p>0</text:p>
          </table:table-cell>
          <table:table-cell table:formula="of:=0.975*[.J2]/SQRT(5000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144">
            <text:p>0.00144</text:p>
          </table:table-cell>
          <table:table-cell office:value-type="float" office:value="0.0014779264">
            <text:p>0.001477926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3]*18.75+7.5" office:value-type="float" office:value="7.527">
            <text:p>7.527</text:p>
          </table:table-cell>
          <table:table-cell table:formula="of:=SQRT([.C3]*18.75)" office:value-type="float" office:value="0.166466573221173">
            <text:p>0.1664665732</text:p>
          </table:table-cell>
          <table:table-cell table:formula="of:=0.975*[.J3]/SQRT(50000)" office:value-type="float" office:value="0.000725849618722776">
            <text:p>0.000725849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2286">
            <text:p>0.02286</text:p>
          </table:table-cell>
          <table:table-cell office:value-type="float" office:value="0.0242974204">
            <text:p>0.024297420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4]*18.75+7.5" office:value-type="float" office:value="7.928625">
            <text:p>7.928625</text:p>
          </table:table-cell>
          <table:table-cell table:formula="of:=SQRT([.C4]*18.75)" office:value-type="float" office:value="0.674964171271335">
            <text:p>0.6749641713</text:p>
          </table:table-cell>
          <table:table-cell table:formula="of:=0.975*[.J4]/SQRT(50000)" office:value-type="float" office:value="0.00294306825021206">
            <text:p>0.002943068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9162">
            <text:p>0.09162</text:p>
          </table:table-cell>
          <table:table-cell office:value-type="float" office:value="0.1067457756">
            <text:p>0.106745775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5]*18.75+7.5" office:value-type="float" office:value="9.217875">
            <text:p>9.217875</text:p>
          </table:table-cell>
          <table:table-cell table:formula="of:=SQRT([.C5]*18.75)" office:value-type="float" office:value="1.41473788826765">
            <text:p>1.4147378883</text:p>
          </table:table-cell>
          <table:table-cell table:formula="of:=0.975*[.J5]/SQRT(50000)" office:value-type="float" office:value="0.00616872767259637">
            <text:p>0.006168727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1996">
            <text:p>0.21996</text:p>
          </table:table-cell>
          <table:table-cell office:value-type="float" office:value="0.2878175984">
            <text:p>0.2878175984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B6]*18.75+7.5" office:value-type="float" office:value="11.62425">
            <text:p>11.62425</text:p>
          </table:table-cell>
          <table:table-cell table:formula="of:=SQRT([.C6]*18.75)" office:value-type="float" office:value="2.32305401788249">
            <text:p>2.3230540179</text:p>
          </table:table-cell>
          <table:table-cell table:formula="of:=0.975*[.J6]/SQRT(50000)" office:value-type="float" office:value="0.0101292880638091">
            <text:p>0.010129288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109">
            <text:p>0.4109</text:p>
          </table:table-cell>
          <table:table-cell office:value-type="float" office:value="0.62146119">
            <text:p>0.6214611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B7]*18.75+7.5" office:value-type="float" office:value="15.204375">
            <text:p>15.204375</text:p>
          </table:table-cell>
          <table:table-cell table:formula="of:=SQRT([.C7]*18.75)" office:value-type="float" office:value="3.41356079666087">
            <text:p>3.4135607967</text:p>
          </table:table-cell>
          <table:table-cell table:formula="of:=0.975*[.J7]/SQRT(50000)" office:value-type="float" office:value="0.014884260273991">
            <text:p>0.014884260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3224">
            <text:p>0.63224</text:p>
          </table:table-cell>
          <table:table-cell office:value-type="float" office:value="1.1060725824">
            <text:p>1.1060725824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.B8]*18.75+7.5" office:value-type="float" office:value="19.3545">
            <text:p>19.3545</text:p>
          </table:table-cell>
          <table:table-cell table:formula="of:=SQRT([.C8]*18.75)" office:value-type="float" office:value="4.55399395256516">
            <text:p>4.5539939526</text:p>
          </table:table-cell>
          <table:table-cell table:formula="of:=0.975*[.J8]/SQRT(50000)" office:value-type="float" office:value="0.0198569280917643">
            <text:p>0.019856928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638">
            <text:p>0.89638</text:p>
          </table:table-cell>
          <table:table-cell office:value-type="float" office:value="1.7917628956">
            <text:p>1.7917628956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B9]*18.75+7.5" office:value-type="float" office:value="24.307125">
            <text:p>24.307125</text:p>
          </table:table-cell>
          <table:table-cell table:formula="of:=SQRT([.C9]*18.75)" office:value-type="float" office:value="5.79616720708608">
            <text:p>5.7961672071</text:p>
          </table:table-cell>
          <table:table-cell table:formula="of:=0.975*[.J9]/SQRT(50000)" office:value-type="float" office:value="0.0252732165737992">
            <text:p>0.025273216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6304">
            <text:p>1.16304</text:p>
          </table:table-cell>
          <table:table-cell office:value-type="float" office:value="2.7693779584">
            <text:p>2.76937795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[.B10]*18.75+7.5" office:value-type="float" office:value="29.307">
            <text:p>29.307</text:p>
          </table:table-cell>
          <table:table-cell table:formula="of:=SQRT([.C10]*18.75)" office:value-type="float" office:value="7.20595841786504">
            <text:p>7.2059584179</text:p>
          </table:table-cell>
          <table:table-cell table:formula="of:=0.975*[.J10]/SQRT(50000)" office:value-type="float" office:value="0.031420375087497">
            <text:p>0.031420375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42048">
            <text:p>1.42048</text:p>
          </table:table-cell>
          <table:table-cell office:value-type="float" office:value="3.9489165696">
            <text:p>3.94891656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B11]*18.75+7.5" office:value-type="float" office:value="34.134">
            <text:p>34.134</text:p>
          </table:table-cell>
          <table:table-cell table:formula="of:=SQRT([.C11]*18.75)" office:value-type="float" office:value="8.60477691053057">
            <text:p>8.6047769105</text:p>
          </table:table-cell>
          <table:table-cell table:formula="of:=0.975*[.J11]/SQRT(50000)" office:value-type="float" office:value="0.0375196889011756">
            <text:p>0.037519688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68146">
            <text:p>1.68146</text:p>
          </table:table-cell>
          <table:table-cell office:value-type="float" office:value="5.7443922684">
            <text:p>5.74439226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12]*18.75+7.5" office:value-type="float" office:value="39.027375">
            <text:p>39.027375</text:p>
          </table:table-cell>
          <table:table-cell table:formula="of:=SQRT([.C12]*18.75)" office:value-type="float" office:value="10.3782154069233">
            <text:p>10.3782154069</text:p>
          </table:table-cell>
          <table:table-cell table:formula="of:=0.975*[.J12]/SQRT(50000)" office:value-type="float" office:value="0.0452524705132814">
            <text:p>0.045252470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91928">
            <text:p>1.91928</text:p>
          </table:table-cell>
          <table:table-cell office:value-type="float" office:value="7.6426042816">
            <text:p>7.64260428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13]*18.75+7.5" office:value-type="float" office:value="43.4865">
            <text:p>43.4865</text:p>
          </table:table-cell>
          <table:table-cell table:formula="of:=SQRT([.C13]*18.75)" office:value-type="float" office:value="11.9707489439884">
            <text:p>11.970748944</text:p>
          </table:table-cell>
          <table:table-cell table:formula="of:=0.975*[.J13]/SQRT(50000)" office:value-type="float" office:value="0.0521964463416668">
            <text:p>0.052196446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15262">
            <text:p>2.15262</text:p>
          </table:table-cell>
          <table:table-cell office:value-type="float" office:value="10.4006871356">
            <text:p>10.40068713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14]*18.75+7.5" office:value-type="float" office:value="47.861625">
            <text:p>47.861625</text:p>
          </table:table-cell>
          <table:table-cell table:formula="of:=SQRT([.C14]*18.75)" office:value-type="float" office:value="13.9647013499215">
            <text:p>13.9647013499</text:p>
          </table:table-cell>
          <table:table-cell table:formula="of:=0.975*[.J14]/SQRT(50000)" office:value-type="float" office:value="0.0608907419326198">
            <text:p>0.060890741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36048">
            <text:p>2.36048</text:p>
          </table:table-cell>
          <table:table-cell office:value-type="float" office:value="13.1588541696">
            <text:p>13.15885416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15]*18.75+7.5" office:value-type="float" office:value="51.759">
            <text:p>51.759</text:p>
          </table:table-cell>
          <table:table-cell table:formula="of:=SQRT([.C15]*18.75)" office:value-type="float" office:value="15.7075942040785">
            <text:p>15.7075942041</text:p>
          </table:table-cell>
          <table:table-cell table:formula="of:=0.975*[.J15]/SQRT(50000)" office:value-type="float" office:value="0.0684903343864373">
            <text:p>0.068490334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50498">
            <text:p>2.50498</text:p>
          </table:table-cell>
          <table:table-cell office:value-type="float" office:value="15.9433751996">
            <text:p>15.94337519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16]*18.75+7.5" office:value-type="float" office:value="54.468375">
            <text:p>54.468375</text:p>
          </table:table-cell>
          <table:table-cell table:formula="of:=SQRT([.C16]*18.75)" office:value-type="float" office:value="17.2898318381788">
            <text:p>17.2898318382</text:p>
          </table:table-cell>
          <table:table-cell table:formula="of:=0.975*[.J16]/SQRT(50000)" office:value-type="float" office:value="0.0753894166539303">
            <text:p>0.075389416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69008">
            <text:p>2.69008</text:p>
          </table:table-cell>
          <table:table-cell office:value-type="float" office:value="18.9724295936">
            <text:p>18.97242959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17]*18.75+7.5" office:value-type="float" office:value="57.939">
            <text:p>57.939</text:p>
          </table:table-cell>
          <table:table-cell table:formula="of:=SQRT([.C17]*18.75)" office:value-type="float" office:value="18.8608869059756">
            <text:p>18.860886906</text:p>
          </table:table-cell>
          <table:table-cell table:formula="of:=0.975*[.J17]/SQRT(50000)" office:value-type="float" office:value="0.0822397392135092">
            <text:p>0.082239739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77988">
            <text:p>2.77988</text:p>
          </table:table-cell>
          <table:table-cell office:value-type="float" office:value="20.9537471856">
            <text:p>20.95374718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18]*18.75+7.5" office:value-type="float" office:value="59.62275">
            <text:p>59.62275</text:p>
          </table:table-cell>
          <table:table-cell table:formula="of:=SQRT([.C18]*18.75)" office:value-type="float" office:value="19.8212703863804">
            <text:p>19.8212703864</text:p>
          </table:table-cell>
          <table:table-cell table:formula="of:=0.975*[.J18]/SQRT(50000)" office:value-type="float" office:value="0.0864273305694826">
            <text:p>0.086427330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91216">
            <text:p>2.91216</text:p>
          </table:table-cell>
          <table:table-cell office:value-type="float" office:value="23.7048441344">
            <text:p>23.70484413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19]*18.75+7.5" office:value-type="float" office:value="62.103">
            <text:p>62.103</text:p>
          </table:table-cell>
          <table:table-cell table:formula="of:=SQRT([.C19]*18.75)" office:value-type="float" office:value="21.0823582058554">
            <text:p>21.0823582059</text:p>
          </table:table-cell>
          <table:table-cell table:formula="of:=0.975*[.J19]/SQRT(50000)" office:value-type="float" office:value="0.0919260928448719">
            <text:p>0.091926092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0131">
            <text:p>3.0131</text:p>
          </table:table-cell>
          <table:table-cell office:value-type="float" office:value="25.40872839">
            <text:p>25.408728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B20]*18.75+7.5" office:value-type="float" office:value="63.995625">
            <text:p>63.995625</text:p>
          </table:table-cell>
          <table:table-cell table:formula="of:=SQRT([.C20]*18.75)" office:value-type="float" office:value="21.8269021464911">
            <text:p>21.8269021465</text:p>
          </table:table-cell>
          <table:table-cell table:formula="of:=0.975*[.J20]/SQRT(50000)" office:value-type="float" office:value="0.0951725520286911">
            <text:p>0.0951725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.04074">
            <text:p>3.04074</text:p>
          </table:table-cell>
          <table:table-cell office:value-type="float" office:value="26.4965602524">
            <text:p>26.49656025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[.B21]*18.75+7.5" office:value-type="float" office:value="64.513875">
            <text:p>64.513875</text:p>
          </table:table-cell>
          <table:table-cell table:formula="of:=SQRT([.C21]*18.75)" office:value-type="float" office:value="22.2892463922067">
            <text:p>22.2892463922</text:p>
          </table:table-cell>
          <table:table-cell table:formula="of:=0.975*[.J21]/SQRT(50000)" office:value-type="float" office:value="0.0971885266954215">
            <text:p>0.097188526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11534">
            <text:p>3.11534</text:p>
          </table:table-cell>
          <table:table-cell office:value-type="float" office:value="28.1093966844">
            <text:p>28.10939668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[.B22]*18.75+7.5" office:value-type="float" office:value="65.912625">
            <text:p>65.912625</text:p>
          </table:table-cell>
          <table:table-cell table:formula="of:=SQRT([.C22]*18.75)" office:value-type="float" office:value="22.9575954279297">
            <text:p>22.9575954279</text:p>
          </table:table-cell>
          <table:table-cell table:formula="of:=0.975*[.J22]/SQRT(50000)" office:value-type="float" office:value="0.100102750754739">
            <text:p>0.100102750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.20334">
            <text:p>3.20334</text:p>
          </table:table-cell>
          <table:table-cell office:value-type="float" office:value="29.2323528444">
            <text:p>29.23235284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[.B23]*18.75+7.5" office:value-type="float" office:value="67.562625">
            <text:p>67.562625</text:p>
          </table:table-cell>
          <table:table-cell table:formula="of:=SQRT([.C23]*18.75)" office:value-type="float" office:value="23.4116769120134">
            <text:p>23.411676912</text:p>
          </table:table-cell>
          <table:table-cell table:formula="of:=0.975*[.J23]/SQRT(50000)" office:value-type="float" office:value="0.102082697032922">
            <text:p>0.10208269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20528">
            <text:p>3.20528</text:p>
          </table:table-cell>
          <table:table-cell office:value-type="float" office:value="28.6156201216">
            <text:p>28.61562012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[.B24]*18.75+7.5" office:value-type="float" office:value="67.599">
            <text:p>67.599</text:p>
          </table:table-cell>
          <table:table-cell table:formula="of:=SQRT([.C24]*18.75)" office:value-type="float" office:value="23.1633952019129">
            <text:p>23.1633952019</text:p>
          </table:table-cell>
          <table:table-cell table:formula="of:=0.975*[.J24]/SQRT(50000)" office:value-type="float" office:value="0.101000106209281">
            <text:p>0.101000106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.24188">
            <text:p>3.24188</text:p>
          </table:table-cell>
          <table:table-cell office:value-type="float" office:value="28.7498940656">
            <text:p>28.74989406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[.B25]*18.75+7.5" office:value-type="float" office:value="68.28525">
            <text:p>68.28525</text:p>
          </table:table-cell>
          <table:table-cell table:formula="of:=SQRT([.C25]*18.75)" office:value-type="float" office:value="23.2176767513462">
            <text:p>23.2176767513</text:p>
          </table:table-cell>
          <table:table-cell table:formula="of:=0.975*[.J25]/SQRT(50000)" office:value-type="float" office:value="0.101236791816472">
            <text:p>0.101236791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32486">
            <text:p>3.32486</text:p>
          </table:table-cell>
          <table:table-cell office:value-type="float" office:value="30.4236459804">
            <text:p>30.42364598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26]*18.75+7.5" office:value-type="float" office:value="69.841125">
            <text:p>69.841125</text:p>
          </table:table-cell>
          <table:table-cell table:formula="of:=SQRT([.C26]*18.75)" office:value-type="float" office:value="23.8839561658554">
            <text:p>23.8839561659</text:p>
          </table:table-cell>
          <table:table-cell table:formula="of:=0.975*[.J26]/SQRT(50000)" office:value-type="float" office:value="0.104141991639032">
            <text:p>0.104141991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2821">
            <text:p>3.2821</text:p>
          </table:table-cell>
          <table:table-cell office:value-type="float" office:value="29.34407959">
            <text:p>29.3440795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27]*18.75+7.5" office:value-type="float" office:value="69.039375">
            <text:p>69.039375</text:p>
          </table:table-cell>
          <table:table-cell table:formula="of:=SQRT([.C27]*18.75)" office:value-type="float" office:value="23.4563742362817">
            <text:p>23.4563742363</text:p>
          </table:table-cell>
          <table:table-cell table:formula="of:=0.975*[.J27]/SQRT(50000)" office:value-type="float" office:value="0.102277592231101">
            <text:p>0.102277592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.38774">
            <text:p>3.38774</text:p>
          </table:table-cell>
          <table:table-cell office:value-type="float" office:value="30.7184776924">
            <text:p>30.71847769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28]*18.75+7.5" office:value-type="float" office:value="71.020125">
            <text:p>71.020125</text:p>
          </table:table-cell>
          <table:table-cell table:formula="of:=SQRT([.C28]*18.75)" office:value-type="float" office:value="23.9994053412267">
            <text:p>23.9994053412</text:p>
          </table:table-cell>
          <table:table-cell table:formula="of:=0.975*[.J28]/SQRT(50000)" office:value-type="float" office:value="0.104645388436981">
            <text:p>0.104645388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38602">
            <text:p>3.38602</text:p>
          </table:table-cell>
          <table:table-cell office:value-type="float" office:value="30.1698085596">
            <text:p>30.16980855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29]*18.75+7.5" office:value-type="float" office:value="70.987875">
            <text:p>70.987875</text:p>
          </table:table-cell>
          <table:table-cell table:formula="of:=SQRT([.C29]*18.75)" office:value-type="float" office:value="23.7841104625021">
            <text:p>23.7841104625</text:p>
          </table:table-cell>
          <table:table-cell table:formula="of:=0.975*[.J29]/SQRT(50000)" office:value-type="float" office:value="0.103706631168111">
            <text:p>0.103706631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47316">
            <text:p>3.47316</text:p>
          </table:table-cell>
          <table:table-cell office:value-type="float" office:value="31.5631596144">
            <text:p>31.56315961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0]*18.75+7.5" office:value-type="float" office:value="72.62175">
            <text:p>72.62175</text:p>
          </table:table-cell>
          <table:table-cell table:formula="of:=SQRT([.C30]*18.75)" office:value-type="float" office:value="24.3271297684293">
            <text:p>24.3271297684</text:p>
          </table:table-cell>
          <table:table-cell table:formula="of:=0.975*[.J30]/SQRT(50000)" office:value-type="float" office:value="0.10607437592635">
            <text:p>0.106074375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44484">
            <text:p>3.44484</text:p>
          </table:table-cell>
          <table:table-cell office:value-type="float" office:value="30.5990373744">
            <text:p>30.59903737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1]*18.75+7.5" office:value-type="float" office:value="72.09075">
            <text:p>72.09075</text:p>
          </table:table-cell>
          <table:table-cell table:formula="of:=SQRT([.C31]*18.75)" office:value-type="float" office:value="23.9527023688351">
            <text:p>23.9527023688</text:p>
          </table:table-cell>
          <table:table-cell table:formula="of:=0.975*[.J31]/SQRT(50000)" office:value-type="float" office:value="0.104441747945994">
            <text:p>0.104441747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49764">
            <text:p>3.49764</text:p>
          </table:table-cell>
          <table:table-cell office:value-type="float" office:value="31.1719144304">
            <text:p>31.17191443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2]*18.75+7.5" office:value-type="float" office:value="73.08075">
            <text:p>73.08075</text:p>
          </table:table-cell>
          <table:table-cell table:formula="of:=SQRT([.C32]*18.75)" office:value-type="float" office:value="24.1758845871252">
            <text:p>24.1758845871</text:p>
          </table:table-cell>
          <table:table-cell table:formula="of:=0.975*[.J32]/SQRT(50000)" office:value-type="float" office:value="0.105414896638353">
            <text:p>0.105414896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52552">
            <text:p>3.52552</text:p>
          </table:table-cell>
          <table:table-cell office:value-type="float" office:value="31.7055487296">
            <text:p>31.70554872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3]*18.75+7.5" office:value-type="float" office:value="73.6035">
            <text:p>73.6035</text:p>
          </table:table-cell>
          <table:table-cell table:formula="of:=SQRT([.C33]*18.75)" office:value-type="float" office:value="24.3819408308691">
            <text:p>24.3819408309</text:p>
          </table:table-cell>
          <table:table-cell table:formula="of:=0.975*[.J33]/SQRT(50000)" office:value-type="float" office:value="0.106313370386342">
            <text:p>0.106313370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65784">
            <text:p>3.65784</text:p>
          </table:table-cell>
          <table:table-cell office:value-type="float" office:value="33.4941265344">
            <text:p>33.49412653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4]*18.75+7.5" office:value-type="float" office:value="76.0845">
            <text:p>76.0845</text:p>
          </table:table-cell>
          <table:table-cell table:formula="of:=SQRT([.C34]*18.75)" office:value-type="float" office:value="25.0602249096053">
            <text:p>25.0602249096</text:p>
          </table:table-cell>
          <table:table-cell table:formula="of:=0.975*[.J34]/SQRT(50000)" office:value-type="float" office:value="0.109270914537156">
            <text:p>0.109270914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.6333">
            <text:p>3.6333</text:p>
          </table:table-cell>
          <table:table-cell office:value-type="float" office:value="32.48443111">
            <text:p>32.484431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5]*18.75+7.5" office:value-type="float" office:value="75.624375">
            <text:p>75.624375</text:p>
          </table:table-cell>
          <table:table-cell table:formula="of:=SQRT([.C35]*18.75)" office:value-type="float" office:value="24.6796086539576">
            <text:p>24.679608654</text:p>
          </table:table-cell>
          <table:table-cell table:formula="of:=0.975*[.J35]/SQRT(50000)" office:value-type="float" office:value="0.107611301086266">
            <text:p>0.10761130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.76282">
            <text:p>3.76282</text:p>
          </table:table-cell>
          <table:table-cell office:value-type="float" office:value="34.2639256476">
            <text:p>34.26392564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6]*18.75+7.5" office:value-type="float" office:value="78.052875">
            <text:p>78.052875</text:p>
          </table:table-cell>
          <table:table-cell table:formula="of:=SQRT([.C36]*18.75)" office:value-type="float" office:value="25.3465699038844">
            <text:p>25.3465699039</text:p>
          </table:table-cell>
          <table:table-cell table:formula="of:=0.975*[.J36]/SQRT(50000)" office:value-type="float" office:value="0.110519473937995">
            <text:p>0.110519473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.72864">
            <text:p>3.72864</text:p>
          </table:table-cell>
          <table:table-cell office:value-type="float" office:value="33.3985637504">
            <text:p>33.39856375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7]*18.75+7.5" office:value-type="float" office:value="77.412">
            <text:p>77.412</text:p>
          </table:table-cell>
          <table:table-cell table:formula="of:=SQRT([.C37]*18.75)" office:value-type="float" office:value="25.024449450887">
            <text:p>25.0244494509</text:p>
          </table:table-cell>
          <table:table-cell table:formula="of:=0.975*[.J37]/SQRT(50000)" office:value-type="float" office:value="0.109114921639797">
            <text:p>0.109114921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.76344">
            <text:p>3.76344</text:p>
          </table:table-cell>
          <table:table-cell office:value-type="float" office:value="33.7102393664">
            <text:p>33.71023936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8]*18.75+7.5" office:value-type="float" office:value="78.0645">
            <text:p>78.0645</text:p>
          </table:table-cell>
          <table:table-cell table:formula="of:=SQRT([.C38]*18.75)" office:value-type="float" office:value="25.1409424668209">
            <text:p>25.1409424668</text:p>
          </table:table-cell>
          <table:table-cell table:formula="of:=0.975*[.J38]/SQRT(50000)" office:value-type="float" office:value="0.109622869929735">
            <text:p>0.109622869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.79574">
            <text:p>3.79574</text:p>
          </table:table-cell>
          <table:table-cell office:value-type="float" office:value="34.0997378524">
            <text:p>34.09973785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39]*18.75+7.5" office:value-type="float" office:value="78.670125">
            <text:p>78.670125</text:p>
          </table:table-cell>
          <table:table-cell table:formula="of:=SQRT([.C39]*18.75)" office:value-type="float" office:value="25.2857684228204">
            <text:p>25.2857684228</text:p>
          </table:table-cell>
          <table:table-cell table:formula="of:=0.975*[.J39]/SQRT(50000)" office:value-type="float" office:value="0.110254359260651">
            <text:p>0.110254359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.87854">
            <text:p>3.87854</text:p>
          </table:table-cell>
          <table:table-cell office:value-type="float" office:value="34.5279874684">
            <text:p>34.52798746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0]*18.75+7.5" office:value-type="float" office:value="80.222625">
            <text:p>80.222625</text:p>
          </table:table-cell>
          <table:table-cell table:formula="of:=SQRT([.C40]*18.75)" office:value-type="float" office:value="25.4440516630607">
            <text:p>25.4440516631</text:p>
          </table:table-cell>
          <table:table-cell table:formula="of:=0.975*[.J40]/SQRT(50000)" office:value-type="float" office:value="0.110944526826159">
            <text:p>0.110944526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92732">
            <text:p>3.92732</text:p>
          </table:table-cell>
          <table:table-cell office:value-type="float" office:value="35.2029176176">
            <text:p>35.2029176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1]*18.75+7.5" office:value-type="float" office:value="81.13725">
            <text:p>81.13725</text:p>
          </table:table-cell>
          <table:table-cell table:formula="of:=SQRT([.C41]*18.75)" office:value-type="float" office:value="25.6915298363099">
            <text:p>25.6915298363</text:p>
          </table:table-cell>
          <table:table-cell table:formula="of:=0.975*[.J41]/SQRT(50000)" office:value-type="float" office:value="0.112023613961908">
            <text:p>0.11202361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95788">
            <text:p>3.95788</text:p>
          </table:table-cell>
          <table:table-cell office:value-type="float" office:value="35.1773059056">
            <text:p>35.177305905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2]*18.75+7.5" office:value-type="float" office:value="81.71025">
            <text:p>81.71025</text:p>
          </table:table-cell>
          <table:table-cell table:formula="of:=SQRT([.C42]*18.75)" office:value-type="float" office:value="25.6821822618328">
            <text:p>25.6821822618</text:p>
          </table:table-cell>
          <table:table-cell table:formula="of:=0.975*[.J42]/SQRT(50000)" office:value-type="float" office:value="0.111982855428595">
            <text:p>0.111982855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.03306">
            <text:p>4.03306</text:p>
          </table:table-cell>
          <table:table-cell office:value-type="float" office:value="36.1231670364">
            <text:p>36.12316703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3]*18.75+7.5" office:value-type="float" office:value="83.119875">
            <text:p>83.119875</text:p>
          </table:table-cell>
          <table:table-cell table:formula="of:=SQRT([.C43]*18.75)" office:value-type="float" office:value="26.0251682402343">
            <text:p>26.0251682402</text:p>
          </table:table-cell>
          <table:table-cell table:formula="of:=0.975*[.J43]/SQRT(50000)" office:value-type="float" office:value="0.113478388356513">
            <text:p>0.113478388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.07934">
            <text:p>4.07934</text:p>
          </table:table-cell>
          <table:table-cell office:value-type="float" office:value="37.2044851644">
            <text:p>37.20448516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4]*18.75+7.5" office:value-type="float" office:value="83.987625">
            <text:p>83.987625</text:p>
          </table:table-cell>
          <table:table-cell table:formula="of:=SQRT([.C44]*18.75)" office:value-type="float" office:value="26.4118173708759">
            <text:p>26.4118173709</text:p>
          </table:table-cell>
          <table:table-cell table:formula="of:=0.975*[.J44]/SQRT(50000)" office:value-type="float" office:value="0.115164307148647">
            <text:p>0.115164307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.1573">
            <text:p>4.1573</text:p>
          </table:table-cell>
          <table:table-cell office:value-type="float" office:value="37.61691671">
            <text:p>37.616916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5]*18.75+7.5" office:value-type="float" office:value="85.449375">
            <text:p>85.449375</text:p>
          </table:table-cell>
          <table:table-cell table:formula="of:=SQRT([.C45]*18.75)" office:value-type="float" office:value="26.5578084245011">
            <text:p>26.5578084245</text:p>
          </table:table-cell>
          <table:table-cell table:formula="of:=0.975*[.J45]/SQRT(50000)" office:value-type="float" office:value="0.115800876692672">
            <text:p>0.115800876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.2426">
            <text:p>4.2426</text:p>
          </table:table-cell>
          <table:table-cell office:value-type="float" office:value="38.66954524">
            <text:p>38.669545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6]*18.75+7.5" office:value-type="float" office:value="87.04875">
            <text:p>87.04875</text:p>
          </table:table-cell>
          <table:table-cell table:formula="of:=SQRT([.C46]*18.75)" office:value-type="float" office:value="26.9268262751108">
            <text:p>26.9268262751</text:p>
          </table:table-cell>
          <table:table-cell table:formula="of:=0.975*[.J46]/SQRT(50000)" office:value-type="float" office:value="0.117409917240477">
            <text:p>0.117409917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.25478">
            <text:p>4.25478</text:p>
          </table:table-cell>
          <table:table-cell office:value-type="float" office:value="38.3006671516">
            <text:p>38.30066715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7]*18.75+7.5" office:value-type="float" office:value="87.277125">
            <text:p>87.277125</text:p>
          </table:table-cell>
          <table:table-cell table:formula="of:=SQRT([.C47]*18.75)" office:value-type="float" office:value="26.7980877879841">
            <text:p>26.798087788</text:p>
          </table:table-cell>
          <table:table-cell table:formula="of:=0.975*[.J47]/SQRT(50000)" office:value-type="float" office:value="0.116848574623832">
            <text:p>0.116848574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.28298">
            <text:p>4.28298</text:p>
          </table:table-cell>
          <table:table-cell office:value-type="float" office:value="38.3795823196">
            <text:p>38.37958231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8]*18.75+7.5" office:value-type="float" office:value="87.805875">
            <text:p>87.805875</text:p>
          </table:table-cell>
          <table:table-cell table:formula="of:=SQRT([.C48]*18.75)" office:value-type="float" office:value="26.8256811375312">
            <text:p>26.8256811375</text:p>
          </table:table-cell>
          <table:table-cell table:formula="of:=0.975*[.J48]/SQRT(50000)" office:value-type="float" office:value="0.116968890804195">
            <text:p>0.116968890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.34128">
            <text:p>4.34128</text:p>
          </table:table-cell>
          <table:table-cell office:value-type="float" office:value="39.2278879616">
            <text:p>39.22788796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B49]*18.75+7.5" office:value-type="float" office:value="88.899">
            <text:p>88.899</text:p>
          </table:table-cell>
          <table:table-cell table:formula="of:=SQRT([.C49]*18.75)" office:value-type="float" office:value="27.1205254241137">
            <text:p>27.1205254241</text:p>
          </table:table-cell>
          <table:table-cell table:formula="of:=0.975*[.J49]/SQRT(50000)" office:value-type="float" office:value="0.118254509945968">
            <text:p>0.118254509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.4377">
            <text:p>4.4377</text:p>
          </table:table-cell>
          <table:table-cell office:value-type="float" office:value="40.11643871">
            <text:p>40.116438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[.B50]*18.75+7.5" office:value-type="float" office:value="90.706875">
            <text:p>90.706875</text:p>
          </table:table-cell>
          <table:table-cell table:formula="of:=SQRT([.C50]*18.75)" office:value-type="float" office:value="27.4259589770805">
            <text:p>27.4259589771</text:p>
          </table:table-cell>
          <table:table-cell table:formula="of:=0.975*[.J50]/SQRT(50000)" office:value-type="float" office:value="0.119586301810701">
            <text:p>0.119586301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.52146">
            <text:p>4.52146</text:p>
          </table:table-cell>
          <table:table-cell office:value-type="float" office:value="41.1369394684">
            <text:p>41.13693946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[.B51]*18.75+7.5" office:value-type="float" office:value="92.277375">
            <text:p>92.277375</text:p>
          </table:table-cell>
          <table:table-cell table:formula="of:=SQRT([.C51]*18.75)" office:value-type="float" office:value="27.7726054779255">
            <text:p>27.7726054779</text:p>
          </table:table-cell>
          <table:table-cell table:formula="of:=0.975*[.J51]/SQRT(50000)" office:value-type="float" office:value="0.121097795833803">
            <text:p>0.121097795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.56588">
            <text:p>4.56588</text:p>
          </table:table-cell>
          <table:table-cell office:value-type="float" office:value="41.8614198256">
            <text:p>41.861419825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[.B52]*18.75+7.5" office:value-type="float" office:value="93.11025">
            <text:p>93.11025</text:p>
          </table:table-cell>
          <table:table-cell table:formula="of:=SQRT([.C52]*18.75)" office:value-type="float" office:value="28.0160957617224">
            <text:p>28.0160957617</text:p>
          </table:table-cell>
          <table:table-cell table:formula="of:=0.975*[.J52]/SQRT(50000)" office:value-type="float" office:value="0.122159494445342">
            <text:p>0.122159494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.6018">
            <text:p>4.6018</text:p>
          </table:table-cell>
          <table:table-cell office:value-type="float" office:value="41.91079676">
            <text:p>41.910796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[.B53]*18.75+7.5" office:value-type="float" office:value="93.78375">
            <text:p>93.78375</text:p>
          </table:table-cell>
          <table:table-cell table:formula="of:=SQRT([.C53]*18.75)" office:value-type="float" office:value="28.0326138497643">
            <text:p>28.0326138498</text:p>
          </table:table-cell>
          <table:table-cell table:formula="of:=0.975*[.J53]/SQRT(50000)" office:value-type="float" office:value="0.122231518802397">
            <text:p>0.122231518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.64246">
            <text:p>4.64246</text:p>
          </table:table-cell>
          <table:table-cell office:value-type="float" office:value="41.9133851484">
            <text:p>41.91338514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[.B54]*18.75+7.5" office:value-type="float" office:value="94.546125">
            <text:p>94.546125</text:p>
          </table:table-cell>
          <table:table-cell table:formula="of:=SQRT([.C54]*18.75)" office:value-type="float" office:value="28.0334794760212">
            <text:p>28.033479476</text:p>
          </table:table-cell>
          <table:table-cell table:formula="of:=0.975*[.J54]/SQRT(50000)" office:value-type="float" office:value="0.122235293220746">
            <text:p>0.122235293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.7381">
            <text:p>4.7381</text:p>
          </table:table-cell>
          <table:table-cell office:value-type="float" office:value="42.80898839">
            <text:p>42.8089883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[.B55]*18.75+7.5" office:value-type="float" office:value="96.339375">
            <text:p>96.339375</text:p>
          </table:table-cell>
          <table:table-cell table:formula="of:=SQRT([.C55]*18.75)" office:value-type="float" office:value="28.331405406589">
            <text:p>28.3314054066</text:p>
          </table:table-cell>
          <table:table-cell table:formula="of:=0.975*[.J55]/SQRT(50000)" office:value-type="float" office:value="0.123534349355114">
            <text:p>0.123534349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.80816">
            <text:p>4.80816</text:p>
          </table:table-cell>
          <table:table-cell office:value-type="float" office:value="42.9592374144">
            <text:p>42.9592374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56]*18.75+7.5" office:value-type="float" office:value="97.653">
            <text:p>97.653</text:p>
          </table:table-cell>
          <table:table-cell table:formula="of:=SQRT([.C56]*18.75)" office:value-type="float" office:value="28.3810799921356">
            <text:p>28.3810799921</text:p>
          </table:table-cell>
          <table:table-cell table:formula="of:=0.975*[.J56]/SQRT(50000)" office:value-type="float" office:value="0.123750947067685">
            <text:p>0.123750947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.83626">
            <text:p>4.83626</text:p>
          </table:table-cell>
          <table:table-cell office:value-type="float" office:value="43.4702092124">
            <text:p>43.4702092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57]*18.75+7.5" office:value-type="float" office:value="98.179875">
            <text:p>98.179875</text:p>
          </table:table-cell>
          <table:table-cell table:formula="of:=SQRT([.C57]*18.75)" office:value-type="float" office:value="28.5493681669577">
            <text:p>28.549368167</text:p>
          </table:table-cell>
          <table:table-cell table:formula="of:=0.975*[.J57]/SQRT(50000)" office:value-type="float" office:value="0.124484739475173">
            <text:p>0.124484739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.9836">
            <text:p>4.9836</text:p>
          </table:table-cell>
          <table:table-cell office:value-type="float" office:value="45.67393104">
            <text:p>45.67393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58]*18.75+7.5" office:value-type="float" office:value="100.9425">
            <text:p>100.9425</text:p>
          </table:table-cell>
          <table:table-cell table:formula="of:=SQRT([.C58]*18.75)" office:value-type="float" office:value="29.2640770741194">
            <text:p>29.2640770741</text:p>
          </table:table-cell>
          <table:table-cell table:formula="of:=0.975*[.J58]/SQRT(50000)" office:value-type="float" office:value="0.127601107991222">
            <text:p>0.12760110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.07854">
            <text:p>5.07854</text:p>
          </table:table-cell>
          <table:table-cell office:value-type="float" office:value="46.5134514684">
            <text:p>46.51345146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59]*18.75+7.5" office:value-type="float" office:value="102.722625">
            <text:p>102.722625</text:p>
          </table:table-cell>
          <table:table-cell table:formula="of:=SQRT([.C59]*18.75)" office:value-type="float" office:value="29.5318000642104">
            <text:p>29.5318000642</text:p>
          </table:table-cell>
          <table:table-cell table:formula="of:=0.975*[.J59]/SQRT(50000)" office:value-type="float" office:value="0.128768469260939">
            <text:p>0.128768469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.10786">
            <text:p>5.10786</text:p>
          </table:table-cell>
          <table:table-cell office:value-type="float" office:value="46.3847462204">
            <text:p>46.38474622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60]*18.75+7.5" office:value-type="float" office:value="103.272375">
            <text:p>103.272375</text:p>
          </table:table-cell>
          <table:table-cell table:formula="of:=SQRT([.C60]*18.75)" office:value-type="float" office:value="29.4909137130829">
            <text:p>29.4909137131</text:p>
          </table:table-cell>
          <table:table-cell table:formula="of:=0.975*[.J60]/SQRT(50000)" office:value-type="float" office:value="0.128590191173016">
            <text:p>0.128590191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.23736">
            <text:p>5.23736</text:p>
          </table:table-cell>
          <table:table-cell office:value-type="float" office:value="48.4548202304">
            <text:p>48.45482023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61]*18.75+7.5" office:value-type="float" office:value="105.7005">
            <text:p>105.7005</text:p>
          </table:table-cell>
          <table:table-cell table:formula="of:=SQRT([.C61]*18.75)" office:value-type="float" office:value="30.1417962192037">
            <text:p>30.1417962192</text:p>
          </table:table-cell>
          <table:table-cell table:formula="of:=0.975*[.J61]/SQRT(50000)" office:value-type="float" office:value="0.131428255354667">
            <text:p>0.131428255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.3021">
            <text:p>5.3021</text:p>
          </table:table-cell>
          <table:table-cell office:value-type="float" office:value="48.94167559">
            <text:p>48.941675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62]*18.75+7.5" office:value-type="float" office:value="106.914375">
            <text:p>106.914375</text:p>
          </table:table-cell>
          <table:table-cell table:formula="of:=SQRT([.C62]*18.75)" office:value-type="float" office:value="30.292844325228">
            <text:p>30.2928443252</text:p>
          </table:table-cell>
          <table:table-cell table:formula="of:=0.975*[.J62]/SQRT(50000)" office:value-type="float" office:value="0.132086875328906">
            <text:p>0.132086875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.42114">
            <text:p>5.42114</text:p>
          </table:table-cell>
          <table:table-cell office:value-type="float" office:value="50.3317811004">
            <text:p>50.33178110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63]*18.75+7.5" office:value-type="float" office:value="109.146375">
            <text:p>109.146375</text:p>
          </table:table-cell>
          <table:table-cell table:formula="of:=SQRT([.C63]*18.75)" office:value-type="float" office:value="30.7200406189917">
            <text:p>30.720040619</text:p>
          </table:table-cell>
          <table:table-cell table:formula="of:=0.975*[.J63]/SQRT(50000)" office:value-type="float" office:value="0.133949593236459">
            <text:p>0.133949593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.4649">
            <text:p>5.4649</text:p>
          </table:table-cell>
          <table:table-cell office:value-type="float" office:value="50.09044799">
            <text:p>50.090447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64]*18.75+7.5" office:value-type="float" office:value="109.966875">
            <text:p>109.966875</text:p>
          </table:table-cell>
          <table:table-cell table:formula="of:=SQRT([.C64]*18.75)" office:value-type="float" office:value="30.6463031997744">
            <text:p>30.6463031998</text:p>
          </table:table-cell>
          <table:table-cell table:formula="of:=0.975*[.J64]/SQRT(50000)" office:value-type="float" office:value="0.133628073566841">
            <text:p>0.133628073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.58662">
            <text:p>5.58662</text:p>
          </table:table-cell>
          <table:table-cell office:value-type="float" office:value="51.9733769756">
            <text:p>51.97337697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B65]*18.75+7.5" office:value-type="float" office:value="112.249125">
            <text:p>112.249125</text:p>
          </table:table-cell>
          <table:table-cell table:formula="of:=SQRT([.C65]*18.75)" office:value-type="float" office:value="31.216995664101">
            <text:p>31.2169956641</text:p>
          </table:table-cell>
          <table:table-cell table:formula="of:=0.975*[.J65]/SQRT(50000)" office:value-type="float" office:value="0.13611648249858">
            <text:p>0.136116482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.69072">
            <text:p>5.69072</text:p>
          </table:table-cell>
          <table:table-cell office:value-type="float" office:value="52.9501858816">
            <text:p>52.95018588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[.B66]*18.75+7.5" office:value-type="float" office:value="114.201">
            <text:p>114.201</text:p>
          </table:table-cell>
          <table:table-cell table:formula="of:=SQRT([.C66]*18.75)" office:value-type="float" office:value="31.5089826125821">
            <text:p>31.5089826126</text:p>
          </table:table-cell>
          <table:table-cell table:formula="of:=0.975*[.J66]/SQRT(50000)" office:value-type="float" office:value="0.137389642696005">
            <text:p>0.137389642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.7227">
            <text:p>5.7227</text:p>
          </table:table-cell>
          <table:table-cell office:value-type="float" office:value="52.75392471">
            <text:p>52.753924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[.B67]*18.75+7.5" office:value-type="float" office:value="114.800625">
            <text:p>114.800625</text:p>
          </table:table-cell>
          <table:table-cell table:formula="of:=SQRT([.C67]*18.75)" office:value-type="float" office:value="31.4505339908959">
            <text:p>31.4505339909</text:p>
          </table:table-cell>
          <table:table-cell table:formula="of:=0.975*[.J67]/SQRT(50000)" office:value-type="float" office:value="0.137134787268007">
            <text:p>0.137134787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.8741">
            <text:p>5.8741</text:p>
          </table:table-cell>
          <table:table-cell office:value-type="float" office:value="54.70024919">
            <text:p>54.700249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[.B68]*18.75+7.5" office:value-type="float" office:value="117.639375">
            <text:p>117.639375</text:p>
          </table:table-cell>
          <table:table-cell table:formula="of:=SQRT([.C68]*18.75)" office:value-type="float" office:value="32.0254535067421">
            <text:p>32.0254535067</text:p>
          </table:table-cell>
          <table:table-cell table:formula="of:=0.975*[.J68]/SQRT(50000)" office:value-type="float" office:value="0.139641627550102">
            <text:p>0.139641627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.97914">
            <text:p>5.97914</text:p>
          </table:table-cell>
          <table:table-cell office:value-type="float" office:value="55.2394648604">
            <text:p>55.23946486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[.B69]*18.75+7.5" office:value-type="float" office:value="119.608875">
            <text:p>119.608875</text:p>
          </table:table-cell>
          <table:table-cell table:formula="of:=SQRT([.C69]*18.75)" office:value-type="float" office:value="32.1829141957732">
            <text:p>32.1829141958</text:p>
          </table:table-cell>
          <table:table-cell table:formula="of:=0.975*[.J69]/SQRT(50000)" office:value-type="float" office:value="0.140328208518794">
            <text:p>0.140328208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.09486">
            <text:p>6.09486</text:p>
          </table:table-cell>
          <table:table-cell office:value-type="float" office:value="56.7762615804">
            <text:p>56.77626158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[.B70]*18.75+7.5" office:value-type="float" office:value="121.778625">
            <text:p>121.778625</text:p>
          </table:table-cell>
          <table:table-cell table:formula="of:=SQRT([.C70]*18.75)" office:value-type="float" office:value="32.6275175983785">
            <text:p>32.6275175984</text:p>
          </table:table-cell>
          <table:table-cell table:formula="of:=0.975*[.J70]/SQRT(50000)" office:value-type="float" office:value="0.142266827209738">
            <text:p>0.142266827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.23776">
            <text:p>6.23776</text:p>
          </table:table-cell>
          <table:table-cell office:value-type="float" office:value="57.8061501824">
            <text:p>57.80615018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B71]*18.75+7.5" office:value-type="float" office:value="124.458">
            <text:p>124.458</text:p>
          </table:table-cell>
          <table:table-cell table:formula="of:=SQRT([.C71]*18.75)" office:value-type="float" office:value="32.9221098339702">
            <text:p>32.922109834</text:p>
          </table:table-cell>
          <table:table-cell table:formula="of:=0.975*[.J71]/SQRT(50000)" office:value-type="float" office:value="0.14355134732537">
            <text:p>0.143551347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.3821">
            <text:p>6.3821</text:p>
          </table:table-cell>
          <table:table-cell office:value-type="float" office:value="59.18637959">
            <text:p>59.186379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B72]*18.75+7.5" office:value-type="float" office:value="127.164375">
            <text:p>127.164375</text:p>
          </table:table-cell>
          <table:table-cell table:formula="of:=SQRT([.C72]*18.75)" office:value-type="float" office:value="33.3128296203205">
            <text:p>33.3128296203</text:p>
          </table:table-cell>
          <table:table-cell table:formula="of:=0.975*[.J72]/SQRT(50000)" office:value-type="float" office:value="0.145255015530115">
            <text:p>0.145255015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.45574">
            <text:p>6.45574</text:p>
          </table:table-cell>
          <table:table-cell office:value-type="float" office:value="59.8827610524">
            <text:p>59.88276105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B73]*18.75+7.5" office:value-type="float" office:value="128.545125">
            <text:p>128.545125</text:p>
          </table:table-cell>
          <table:table-cell table:formula="of:=SQRT([.C73]*18.75)" office:value-type="float" office:value="33.5082343571323">
            <text:p>33.5082343571</text:p>
          </table:table-cell>
          <table:table-cell table:formula="of:=0.975*[.J73]/SQRT(50000)" office:value-type="float" office:value="0.146107045165656">
            <text:p>0.146107045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.65164">
            <text:p>6.65164</text:p>
          </table:table-cell>
          <table:table-cell office:value-type="float" office:value="62.7515653104">
            <text:p>62.7515653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B74]*18.75+7.5" office:value-type="float" office:value="132.21825">
            <text:p>132.21825</text:p>
          </table:table-cell>
          <table:table-cell table:formula="of:=SQRT([.C74]*18.75)" office:value-type="float" office:value="34.3014846554781">
            <text:p>34.3014846555</text:p>
          </table:table-cell>
          <table:table-cell table:formula="of:=0.975*[.J74]/SQRT(50000)" office:value-type="float" office:value="0.149565880266689">
            <text:p>0.149565880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.72264">
            <text:p>6.72264</text:p>
          </table:table-cell>
          <table:table-cell office:value-type="float" office:value="63.3816314304">
            <text:p>63.38163143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[.B75]*18.75+7.5" office:value-type="float" office:value="133.5495">
            <text:p>133.5495</text:p>
          </table:table-cell>
          <table:table-cell table:formula="of:=SQRT([.C75]*18.75)" office:value-type="float" office:value="34.4732590469773">
            <text:p>34.473259047</text:p>
          </table:table-cell>
          <table:table-cell table:formula="of:=0.975*[.J75]/SQRT(50000)" office:value-type="float" office:value="0.150314873738252">
            <text:p>0.1503148737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.8764">
            <text:p>6.8764</text:p>
          </table:table-cell>
          <table:table-cell office:value-type="float" office:value="64.70032304">
            <text:p>64.700323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[.B76]*18.75+7.5" office:value-type="float" office:value="136.4325">
            <text:p>136.4325</text:p>
          </table:table-cell>
          <table:table-cell table:formula="of:=SQRT([.C76]*18.75)" office:value-type="float" office:value="34.8300309646719">
            <text:p>34.8300309647</text:p>
          </table:table-cell>
          <table:table-cell table:formula="of:=0.975*[.J76]/SQRT(50000)" office:value-type="float" office:value="0.151870517946086">
            <text:p>0.151870517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.0758">
            <text:p>7.0758</text:p>
          </table:table-cell>
          <table:table-cell office:value-type="float" office:value="66.88345436">
            <text:p>66.883454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[.B77]*18.75+7.5" office:value-type="float" office:value="140.17125">
            <text:p>140.17125</text:p>
          </table:table-cell>
          <table:table-cell table:formula="of:=SQRT([.C77]*18.75)" office:value-type="float" office:value="35.4127769209081">
            <text:p>35.4127769209</text:p>
          </table:table-cell>
          <table:table-cell table:formula="of:=0.975*[.J77]/SQRT(50000)" office:value-type="float" office:value="0.154411484111013">
            <text:p>0.154411484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.24868">
            <text:p>7.24868</text:p>
          </table:table-cell>
          <table:table-cell office:value-type="float" office:value="69.4649982576">
            <text:p>69.46499825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[.B78]*18.75+7.5" office:value-type="float" office:value="143.41275">
            <text:p>143.41275</text:p>
          </table:table-cell>
          <table:table-cell table:formula="of:=SQRT([.C78]*18.75)" office:value-type="float" office:value="36.089731466582">
            <text:p>36.0897314666</text:p>
          </table:table-cell>
          <table:table-cell table:formula="of:=0.975*[.J78]/SQRT(50000)" office:value-type="float" office:value="0.157363231055532">
            <text:p>0.157363231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.39574">
            <text:p>7.39574</text:p>
          </table:table-cell>
          <table:table-cell office:value-type="float" office:value="70.8128098524">
            <text:p>70.81280985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[.B79]*18.75+7.5" office:value-type="float" office:value="146.170125">
            <text:p>146.170125</text:p>
          </table:table-cell>
          <table:table-cell table:formula="of:=SQRT([.C79]*18.75)" office:value-type="float" office:value="36.4381693383806">
            <text:p>36.4381693384</text:p>
          </table:table-cell>
          <table:table-cell table:formula="of:=0.975*[.J79]/SQRT(50000)" office:value-type="float" office:value="0.158882536051722">
            <text:p>0.158882536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.5625">
            <text:p>7.5625</text:p>
          </table:table-cell>
          <table:table-cell office:value-type="float" office:value="71.84477375">
            <text:p>71.844773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[.B80]*18.75+7.5" office:value-type="float" office:value="149.296875">
            <text:p>149.296875</text:p>
          </table:table-cell>
          <table:table-cell table:formula="of:=SQRT([.C80]*18.75)" office:value-type="float" office:value="36.7027179894419">
            <text:p>36.7027179894</text:p>
          </table:table-cell>
          <table:table-cell table:formula="of:=0.975*[.J80]/SQRT(50000)" office:value-type="float" office:value="0.160036056147623">
            <text:p>0.1600360561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.8422">
            <text:p>7.8422</text:p>
          </table:table-cell>
          <table:table-cell office:value-type="float" office:value="74.76837916">
            <text:p>74.768379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[.B81]*18.75+7.5" office:value-type="float" office:value="154.54125">
            <text:p>154.54125</text:p>
          </table:table-cell>
          <table:table-cell table:formula="of:=SQRT([.C81]*18.75)" office:value-type="float" office:value="37.4420500139883">
            <text:p>37.442050014</text:p>
          </table:table-cell>
          <table:table-cell table:formula="of:=0.975*[.J81]/SQRT(50000)" office:value-type="float" office:value="0.163259789644038">
            <text:p>0.163259789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.04338">
            <text:p>8.04338</text:p>
          </table:table-cell>
          <table:table-cell office:value-type="float" office:value="77.2078581756">
            <text:p>77.20785817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[.B82]*18.75+7.5" office:value-type="float" office:value="158.313375">
            <text:p>158.313375</text:p>
          </table:table-cell>
          <table:table-cell table:formula="of:=SQRT([.C82]*18.75)" office:value-type="float" office:value="38.0479610595956">
            <text:p>38.0479610596</text:p>
          </table:table-cell>
          <table:table-cell table:formula="of:=0.975*[.J82]/SQRT(50000)" office:value-type="float" office:value="0.165901763302315">
            <text:p>0.165901763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.27728">
            <text:p>8.27728</text:p>
          </table:table-cell>
          <table:table-cell office:value-type="float" office:value="79.7600358016">
            <text:p>79.76003580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[.B83]*18.75+7.5" office:value-type="float" office:value="162.699">
            <text:p>162.699</text:p>
          </table:table-cell>
          <table:table-cell table:formula="of:=SQRT([.C83]*18.75)" office:value-type="float" office:value="38.6717037545542">
            <text:p>38.6717037546</text:p>
          </table:table-cell>
          <table:table-cell table:formula="of:=0.975*[.J83]/SQRT(50000)" office:value-type="float" office:value="0.168621488881788">
            <text:p>0.1686214889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.54204">
            <text:p>8.54204</text:p>
          </table:table-cell>
          <table:table-cell office:value-type="float" office:value="81.6359526384">
            <text:p>81.635952638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[.B84]*18.75+7.5" office:value-type="float" office:value="167.66325">
            <text:p>167.66325</text:p>
          </table:table-cell>
          <table:table-cell table:formula="of:=SQRT([.C84]*18.75)" office:value-type="float" office:value="39.1238304869296">
            <text:p>39.1238304869</text:p>
          </table:table-cell>
          <table:table-cell table:formula="of:=0.975*[.J84]/SQRT(50000)" office:value-type="float" office:value="0.170592911792459">
            <text:p>0.170592911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.77612">
            <text:p>8.77612</text:p>
          </table:table-cell>
          <table:table-cell office:value-type="float" office:value="83.9224777456">
            <text:p>83.92247774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[.B85]*18.75+7.5" office:value-type="float" office:value="172.05225">
            <text:p>172.05225</text:p>
          </table:table-cell>
          <table:table-cell table:formula="of:=SQRT([.C85]*18.75)" office:value-type="float" office:value="39.6679525275757">
            <text:p>39.6679525276</text:p>
          </table:table-cell>
          <table:table-cell table:formula="of:=0.975*[.J85]/SQRT(50000)" office:value-type="float" office:value="0.172965464840793">
            <text:p>0.172965464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.0837">
            <text:p>9.0837</text:p>
          </table:table-cell>
          <table:table-cell office:value-type="float" office:value="86.53145431">
            <text:p>86.531454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[.B86]*18.75+7.5" office:value-type="float" office:value="177.819375">
            <text:p>177.819375</text:p>
          </table:table-cell>
          <table:table-cell table:formula="of:=SQRT([.C86]*18.75)" office:value-type="float" office:value="40.2798307880321">
            <text:p>40.279830788</text:p>
          </table:table-cell>
          <table:table-cell table:formula="of:=0.975*[.J86]/SQRT(50000)" office:value-type="float" office:value="0.175633457540246">
            <text:p>0.175633457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.46832">
            <text:p>9.46832</text:p>
          </table:table-cell>
          <table:table-cell office:value-type="float" office:value="89.9136763776">
            <text:p>89.91367637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[.B87]*18.75+7.5" office:value-type="float" office:value="185.031">
            <text:p>185.031</text:p>
          </table:table-cell>
          <table:table-cell table:formula="of:=SQRT([.C87]*18.75)" office:value-type="float" office:value="41.0594865053132">
            <text:p>41.0594865053</text:p>
          </table:table-cell>
          <table:table-cell table:formula="of:=0.975*[.J87]/SQRT(50000)" office:value-type="float" office:value="0.179033015746876">
            <text:p>0.179033015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.76868">
            <text:p>9.76868</text:p>
          </table:table-cell>
          <table:table-cell office:value-type="float" office:value="92.9682510576">
            <text:p>92.96825105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[.B88]*18.75+7.5" office:value-type="float" office:value="190.66275">
            <text:p>190.66275</text:p>
          </table:table-cell>
          <table:table-cell table:formula="of:=SQRT([.C88]*18.75)" office:value-type="float" office:value="41.7511042647976">
            <text:p>41.7511042648</text:p>
          </table:table-cell>
          <table:table-cell table:formula="of:=0.975*[.J88]/SQRT(50000)" office:value-type="float" office:value="0.182048699179949">
            <text:p>0.182048699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.15186">
            <text:p>10.15186</text:p>
          </table:table-cell>
          <table:table-cell office:value-type="float" office:value="96.4892385404">
            <text:p>96.48923854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B89]*18.75+7.5" office:value-type="float" office:value="197.847375">
            <text:p>197.847375</text:p>
          </table:table-cell>
          <table:table-cell table:formula="of:=SQRT([.C89]*18.75)" office:value-type="float" office:value="42.5343769512673">
            <text:p>42.5343769513</text:p>
          </table:table-cell>
          <table:table-cell table:formula="of:=0.975*[.J89]/SQRT(50000)" office:value-type="float" office:value="0.185464028575086">
            <text:p>0.185464028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.67316">
            <text:p>10.67316</text:p>
          </table:table-cell>
          <table:table-cell office:value-type="float" office:value="100.531255614">
            <text:p>100.5312556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B90]*18.75+7.5" office:value-type="float" office:value="207.62175">
            <text:p>207.62175</text:p>
          </table:table-cell>
          <table:table-cell table:formula="of:=SQRT([.C90]*18.75)" office:value-type="float" office:value="43.4161380452304">
            <text:p>43.4161380452</text:p>
          </table:table-cell>
          <table:table-cell table:formula="of:=0.975*[.J90]/SQRT(50000)" office:value-type="float" office:value="0.189308800179817">
            <text:p>0.189308800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.20176">
            <text:p>11.20176</text:p>
          </table:table-cell>
          <table:table-cell office:value-type="float" office:value="104.834652902">
            <text:p>104.83465290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formula="of:=[.B91]*18.75+7.5" office:value-type="float" office:value="217.533">
            <text:p>217.533</text:p>
          </table:table-cell>
          <table:table-cell table:formula="of:=SQRT([.C91]*18.75)" office:value-type="float" office:value="44.3356486578521">
            <text:p>44.3356486579</text:p>
          </table:table-cell>
          <table:table-cell table:formula="of:=0.975*[.J91]/SQRT(50000)" office:value-type="float" office:value="0.193318172239734">
            <text:p>0.193318172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.8403">
            <text:p>11.8403</text:p>
          </table:table-cell>
          <table:table-cell office:value-type="float" office:value="109.41211591">
            <text:p>109.412115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formula="of:=[.B92]*18.75+7.5" office:value-type="float" office:value="229.505625">
            <text:p>229.505625</text:p>
          </table:table-cell>
          <table:table-cell table:formula="of:=SQRT([.C92]*18.75)" office:value-type="float" office:value="45.2932354034518">
            <text:p>45.2932354035</text:p>
          </table:table-cell>
          <table:table-cell table:formula="of:=0.975*[.J92]/SQRT(50000)" office:value-type="float" office:value="0.197493568901886">
            <text:p>0.197493568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.50506">
            <text:p>12.50506</text:p>
          </table:table-cell>
          <table:table-cell office:value-type="float" office:value="113.697814396">
            <text:p>113.6978143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formula="of:=[.B93]*18.75+7.5" office:value-type="float" office:value="241.969875">
            <text:p>241.969875</text:p>
          </table:table-cell>
          <table:table-cell table:formula="of:=SQRT([.C93]*18.75)" office:value-type="float" office:value="46.1717881387">
            <text:p>46.1717881387</text:p>
          </table:table-cell>
          <table:table-cell table:formula="of:=0.975*[.J93]/SQRT(50000)" office:value-type="float" office:value="0.201324350995661">
            <text:p>0.20132435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3.29582">
            <text:p>13.29582</text:p>
          </table:table-cell>
          <table:table-cell office:value-type="float" office:value="119.168190528">
            <text:p>119.1681905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[.B94]*18.75+7.5" office:value-type="float" office:value="256.796625">
            <text:p>256.796625</text:p>
          </table:table-cell>
          <table:table-cell table:formula="of:=SQRT([.C94]*18.75)" office:value-type="float" office:value="47.2694782327878">
            <text:p>47.2694782328</text:p>
          </table:table-cell>
          <table:table-cell table:formula="of:=0.975*[.J94]/SQRT(50000)" office:value-type="float" office:value="0.206110644849447">
            <text:p>0.2061106448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4.28486">
            <text:p>14.28486</text:p>
          </table:table-cell>
          <table:table-cell office:value-type="float" office:value="124.94791478">
            <text:p>124.947914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formula="of:=[.B95]*18.75+7.5" office:value-type="float" office:value="275.341125">
            <text:p>275.341125</text:p>
          </table:table-cell>
          <table:table-cell table:formula="of:=SQRT([.C95]*18.75)" office:value-type="float" office:value="48.4022045172015">
            <text:p>48.4022045172</text:p>
          </table:table-cell>
          <table:table-cell table:formula="of:=0.975*[.J95]/SQRT(50000)" office:value-type="float" office:value="0.211049708144554">
            <text:p>0.211049708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.49546">
            <text:p>15.49546</text:p>
          </table:table-cell>
          <table:table-cell office:value-type="float" office:value="130.674219388">
            <text:p>130.6742193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formula="of:=[.B96]*18.75+7.5" office:value-type="float" office:value="298.039875">
            <text:p>298.039875</text:p>
          </table:table-cell>
          <table:table-cell table:formula="of:=SQRT([.C96]*18.75)" office:value-type="float" office:value="49.4989051750137">
            <text:p>49.498905175</text:p>
          </table:table-cell>
          <table:table-cell table:formula="of:=0.975*[.J96]/SQRT(50000)" office:value-type="float" office:value="0.215831687727136">
            <text:p>0.215831687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.83386">
            <text:p>16.83386</text:p>
          </table:table-cell>
          <table:table-cell office:value-type="float" office:value="135.1887775">
            <text:p>135.188777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B97]*18.75+7.5" office:value-type="float" office:value="323.134875">
            <text:p>323.134875</text:p>
          </table:table-cell>
          <table:table-cell table:formula="of:=SQRT([.C97]*18.75)" office:value-type="float" office:value="50.3466938152348">
            <text:p>50.3466938152</text:p>
          </table:table-cell>
          <table:table-cell table:formula="of:=0.975*[.J97]/SQRT(50000)" office:value-type="float" office:value="0.219528328135805">
            <text:p>0.2195283281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.72904">
            <text:p>18.72904</text:p>
          </table:table-cell>
          <table:table-cell office:value-type="float" office:value="138.367660678">
            <text:p>138.36766067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2" office:value-type="float" office:value="32">
            <text:p>32</text:p>
          </table:table-cell>
          <table:table-cell table:formula="of:=[.B98]*18.75+7.5" office:value-type="float" office:value="358.6695">
            <text:p>358.6695</text:p>
          </table:table-cell>
          <table:table-cell table:formula="of:=SQRT([.C98]*18.75)" office:value-type="float" office:value="50.9351905632295">
            <text:p>50.9351905632</text:p>
          </table:table-cell>
          <table:table-cell table:formula="of:=0.975*[.J98]/SQRT(50000)" office:value-type="float" office:value="0.222094369665259">
            <text:p>0.222094369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1.13432">
            <text:p>21.13432</text:p>
          </table:table-cell>
          <table:table-cell office:value-type="float" office:value="133.795478138">
            <text:p>133.7954781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32">
            <text:p>32</text:p>
          </table:table-cell>
          <table:table-cell table:formula="of:=[.B99]*18.75+7.5" office:value-type="float" office:value="403.7685">
            <text:p>403.7685</text:p>
          </table:table-cell>
          <table:table-cell table:formula="of:=SQRT([.C99]*18.75)" office:value-type="float" office:value="50.0865771947685">
            <text:p>50.0865771948</text:p>
          </table:table-cell>
          <table:table-cell table:formula="of:=0.975*[.J99]/SQRT(50000)" office:value-type="float" office:value="0.218394133167196">
            <text:p>0.218394133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.73614">
            <text:p>23.73614</text:p>
          </table:table-cell>
          <table:table-cell office:value-type="float" office:value="119.8499979">
            <text:p>119.849997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32">
            <text:p>32</text:p>
          </table:table-cell>
          <table:table-cell table:formula="of:=[.B100]*18.75+7.5" office:value-type="float" office:value="452.552625">
            <text:p>452.552625</text:p>
          </table:table-cell>
          <table:table-cell table:formula="of:=SQRT([.C100]*18.75)" office:value-type="float" office:value="47.4045088638729">
            <text:p>47.4045088639</text:p>
          </table:table-cell>
          <table:table-cell table:formula="of:=0.975*[.J100]/SQRT(50000)" office:value-type="float" office:value="0.206699423306241">
            <text:p>0.206699423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7.38424">
            <text:p>27.38424</text:p>
          </table:table-cell>
          <table:table-cell office:value-type="float" office:value="81.2041996225">
            <text:p>81.204199622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32">
            <text:p>32</text:p>
          </table:table-cell>
          <table:table-cell table:formula="of:=[.B101]*18.75+7.5" office:value-type="float" office:value="520.9545">
            <text:p>520.9545</text:p>
          </table:table-cell>
          <table:table-cell table:formula="of:=SQRT([.C101]*18.75)" office:value-type="float" office:value="39.0202350444212">
            <text:p>39.0202350444</text:p>
          </table:table-cell>
          <table:table-cell table:formula="of:=0.975*[.J101]/SQRT(50000)" office:value-type="float" office:value="0.170141201211823">
            <text:p>0.170141201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5" office:value-type="float" office:value="32">
            <text:p>32</text:p>
          </table:table-cell>
          <table:table-cell table:formula="of:=[.B102]*18.75+7.5" office:value-type="float" office:value="607.5">
            <text:p>607.5</text:p>
          </table:table-cell>
          <table:table-cell table:formula="of:=SQRT([.C102]*18.75)" office:value-type="float" office:value="0">
            <text:p>0</text:p>
          </table:table-cell>
          <table:table-cell table:formula="of:=0.975*[.J102]/SQRT(50000)" office:value-type="float" office:value="0">
            <text:p>0</text:p>
          </table:table-cell>
          <table:table-cell table:number-columns-repeated="2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2"/>
          <table:table-cell table:formula="of:=10*60/32" office:value-type="float" office:value="18.75">
            <text:p>18.75</text:p>
          </table:table-cell>
        </table:table-row>
        <table:table-row table:style-name="ro1" table:number-rows-repeated="104846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2">
        <office:forms form:automatic-focus="false" form:apply-design-mode="false"/>
        <table:shapes>
          <draw:frame draw:z-index="0" draw:style-name="gr2" draw:text-style-name="P2" svg:width="13.0087in" svg:height="7.4035in" svg:x="0.0004in" svg:y="0.0004in">
            <draw:object draw:notify-on-update-of-ranges="Simulated.A2:Simulated.A102 Simulated.I1:Simulated.I1 Simulated.I2:Simulated.I102 Experimental.D24:Experimental.D42 Experimental.B24:Experimental.B42 Experimental.F24:Experimental.F42 Experimental.F24:Experimental.F4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Jackson</meta:initial-creator>
    <meta:creation-date>2013-06-03T22:24:23</meta:creation-date>
    <dc:date>2013-06-14T09:06:58</dc:date>
    <meta:generator>LibreOffice/4.0.3.3$Linux_X86_64 LibreOffice_project/400m0$Build-3</meta:generator>
    <meta:editing-duration>PT57M47S</meta:editing-duration>
    <meta:editing-cycles>3</meta:editing-cycles>
    <meta:document-statistic meta:table-count="3" meta:cell-count="1909" meta:object-count="9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595959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56cm" svg:height="6.781cm" xlink:href=".." xlink:type="simple" chart:class="chart:scatter" chart:style-name="ch1">
        <chart:title svg:x="5.614cm" svg:y="0.271cm" chart:style-name="ch2">
          <text:p>Events</text:p>
        </chart:title>
        <chart:plot-area chart:style-name="ch3" table:cell-range-address="Experimental.A3:Experimental.A22 Experimental.C3:Experimental.C22" svg:x="0.705cm" svg:y="1.581cm" svg:width="11.541cm" svg:height="4.645cm">
          <chartooo:coordinate-region svg:x="1.254cm" svg:y="2.085cm" svg:width="10.754cm" svg:height="3.66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mental.C3:Experimental.C22" chart:class="chart:scatter">
            <chart:domain table:cell-range-address="Experimental.A3:Experimental.A2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perimental.A3:Experimental.A22</svg:desc>
                </draw:g>
              </table:table-cell>
              <table:table-cell office:value-type="float" office:value="78">
                <text:p>78</text:p>
                <draw:g>
                  <svg:desc>Experimental.C3:Experimental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595959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56cm" svg:height="6.733cm" xlink:href=".." xlink:type="simple" chart:class="chart:scatter" chart:style-name="ch1">
        <chart:title svg:x="5.257cm" svg:y="0.27cm" chart:style-name="ch2">
          <text:p>Chart Title</text:p>
        </chart:title>
        <chart:plot-area chart:style-name="ch3" table:cell-range-address="Experimental.A44:Experimental.A62 Experimental.C44:Experimental.C62" svg:x="0.705cm" svg:y="1.577cm" svg:width="11.541cm" svg:height="4.602cm">
          <chartooo:coordinate-region svg:x="1.254cm" svg:y="2.08cm" svg:width="10.754cm" svg:height="3.6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mental.C44:Experimental.C62" chart:class="chart:scatter">
            <chart:domain table:cell-range-address="Experimental.A44:Experimental.A62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perimental.A44:Experimental.A62</svg:desc>
                </draw:g>
              </table:table-cell>
              <table:table-cell office:value-type="float" office:value="75">
                <text:p>75</text:p>
                <draw:g>
                  <svg:desc>Experimental.C44:Experimental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595959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49cm" svg:height="6.781cm" xlink:href=".." xlink:type="simple" chart:class="chart:scatter" chart:style-name="ch1">
        <chart:title svg:x="5.253cm" svg:y="0.271cm" chart:style-name="ch2">
          <text:p>Chart Title</text:p>
        </chart:title>
        <chart:plot-area chart:style-name="ch3" table:cell-range-address="Experimental.A24:Experimental.A42 Experimental.C24:Experimental.C42" svg:x="0.704cm" svg:y="1.581cm" svg:width="11.537cm" svg:height="4.645cm">
          <chartooo:coordinate-region svg:x="1.253cm" svg:y="2.085cm" svg:width="10.75cm" svg:height="3.66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mental.C24:Experimental.C42" chart:class="chart:scatter">
            <chart:domain table:cell-range-address="Experimental.A24:Experimental.A42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perimental.A24:Experimental.A42</svg:desc>
                </draw:g>
              </table:table-cell>
              <table:table-cell office:value-type="float" office:value="94">
                <text:p>94</text:p>
                <draw:g>
                  <svg:desc>Experimental.C24:Experimental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595959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49cm" svg:height="6.78cm" xlink:href=".." xlink:type="simple" chart:class="chart:scatter" chart:style-name="ch1">
        <chart:title svg:x="5.253cm" svg:y="0.271cm" chart:style-name="ch2">
          <text:p>Chart Title</text:p>
        </chart:title>
        <chart:plot-area chart:style-name="ch3" table:cell-range-address="Experimental.A64:Experimental.A83 Experimental.C64:Experimental.C83" svg:x="0.704cm" svg:y="1.581cm" svg:width="11.537cm" svg:height="4.644cm">
          <chartooo:coordinate-region svg:x="1.253cm" svg:y="2.085cm" svg:width="10.75cm" svg:height="3.66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mental.C64:Experimental.C83" chart:class="chart:scatter">
            <chart:domain table:cell-range-address="Experimental.A64:Experimental.A8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xperimental.A64:Experimental.A83</svg:desc>
                </draw:g>
              </table:table-cell>
              <table:table-cell office:value-type="float" office:value="90">
                <text:p>90</text:p>
                <draw:g>
                  <svg:desc>Experimental.C64:Experimental.C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595959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5cm" svg:height="6.781cm" xlink:href=".." xlink:type="simple" chart:class="chart:scatter" chart:style-name="ch1">
        <chart:title svg:x="4.698cm" svg:y="0.271cm" chart:style-name="ch2">
          <text:p>Occurance Rate</text:p>
        </chart:title>
        <chart:plot-area chart:style-name="ch3" table:cell-range-address="Experimental.B3:Experimental.B22 Experimental.D3:Experimental.D22" svg:x="0.705cm" svg:y="1.581cm" svg:width="11.535cm" svg:height="4.645cm">
          <chartooo:coordinate-region svg:x="1.254cm" svg:y="2.084cm" svg:width="10.72cm" svg:height="3.50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mental.D3:Experimental.D22" chart:class="chart:scatter">
            <chart:domain table:cell-range-address="Experimental.B3:Experimental.B2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Experimental.B3:Experimental.B22</svg:desc>
                </draw:g>
              </table:table-cell>
              <table:table-cell office:value-type="float" office:value="200.945880692">
                <text:p>200.945880692</text:p>
                <draw:g>
                  <svg:desc>Experimental.D3:Experimental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20.287967441">
                <text:p>120.287967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1.959748801">
                <text:p>101.959748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0.4087807765">
                <text:p>90.4087807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5.9793364385">
                <text:p>85.9793364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5.3147953182">
                <text:p>85.3147953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81.3266979024">
                <text:p>81.3266979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02.38115625">
                <text:p>102.381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6.7582363444">
                <text:p>96.7582363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8.882324627">
                <text:p>78.882324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7.0804950361">
                <text:p>67.0804950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64.516821">
                <text:p>64.516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69.766735869">
                <text:p>69.766735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68.6104786699">
                <text:p>68.6104786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49.9862563592">
                <text:p>49.9862563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33.8795066857">
                <text:p>33.8795066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33.6495582429">
                <text:p>33.6495582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42.6628321014">
                <text:p>42.6628321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6.8033830781">
                <text:p>26.8033830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0.5905986833">
                <text:p>20.59059868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595959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595959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5cm" svg:height="6.721cm" xlink:href=".." xlink:type="simple" chart:class="chart:scatter" chart:style-name="ch1">
        <chart:title svg:x="10.427cm" svg:y="0.094cm" chart:style-name="ch2">
          <text:p>Chart Title</text:p>
        </chart:title>
        <chart:plot-area chart:style-name="ch3" table:cell-range-address="Experimental.B24:Experimental.B42 Experimental.D24:Experimental.D42" svg:x="0.705cm" svg:y="1.577cm" svg:width="11.535cm" svg:height="4.59cm">
          <chartooo:coordinate-region svg:x="1.254cm" svg:y="2.081cm" svg:width="10.72cm" svg:height="3.45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mental.D24:Experimental.D42" chart:class="chart:scatter">
            <chart:domain table:cell-range-address="Experimental.B24:Experimental.B42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Experimental.B24:Experimental.B42</svg:desc>
                </draw:g>
              </table:table-cell>
              <table:table-cell office:value-type="float" office:value="28.6304418085">
                <text:p>28.6304418085</text:p>
                <draw:g>
                  <svg:desc>Experimental.D24:Experimental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5.0966367831">
                <text:p>35.0966367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6.7208548617">
                <text:p>46.7208548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9.0549800061">
                <text:p>69.0549800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0.1678428913">
                <text:p>60.1678428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2.5149908643">
                <text:p>92.5149908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25.117396655">
                <text:p>125.117396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24.392912918">
                <text:p>124.392912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01.458892041">
                <text:p>101.458892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25.347398185">
                <text:p>125.347398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19.306021493">
                <text:p>219.306021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65.004791122">
                <text:p>165.004791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3.9230182364">
                <text:p>73.9230182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48.983882243">
                <text:p>148.983882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00.558098186">
                <text:p>100.558098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308.779413878">
                <text:p>308.779413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76.672007176">
                <text:p>176.672007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46.4500705">
                <text:p>146.4500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71.38469725">
                <text:p>71.384697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595959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5cm" svg:height="6.733cm" xlink:href=".." xlink:type="simple" chart:class="chart:scatter" chart:style-name="ch1">
        <chart:title svg:x="5.254cm" svg:y="0.27cm" chart:style-name="ch2">
          <text:p>Chart Title</text:p>
        </chart:title>
        <chart:plot-area chart:style-name="ch3" table:cell-range-address="Experimental.B44:Experimental.B62 Experimental.D44:Experimental.D62" svg:x="0.705cm" svg:y="1.577cm" svg:width="11.535cm" svg:height="4.602cm">
          <chartooo:coordinate-region svg:x="1.254cm" svg:y="2.08cm" svg:width="10.72cm" svg:height="3.46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mental.D44:Experimental.D62" chart:class="chart:scatter">
            <chart:domain table:cell-range-address="Experimental.B44:Experimental.B62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Experimental.B44:Experimental.B62</svg:desc>
                </draw:g>
              </table:table-cell>
              <table:table-cell office:value-type="float" office:value="25.3621827067">
                <text:p>25.3621827067</text:p>
                <draw:g>
                  <svg:desc>Experimental.D44:Experimental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9.9363044734">
                <text:p>39.9363044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9.1756093102">
                <text:p>49.1756093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74.2178911938">
                <text:p>74.2178911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5.0193202597">
                <text:p>65.0193202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8.0417703478">
                <text:p>98.0417703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28.495813861">
                <text:p>128.495813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30.534400796">
                <text:p>130.534400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03.842282767">
                <text:p>103.842282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28.127494838">
                <text:p>128.127494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20.716722055">
                <text:p>220.716722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80.927761986">
                <text:p>180.927761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82.2184349815">
                <text:p>82.2184349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51.662178137">
                <text:p>151.662178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96.3696553818">
                <text:p>96.3696553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307.880345275">
                <text:p>307.880345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78.412849294">
                <text:p>178.412849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55.255468333">
                <text:p>155.255468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80.29584175">
                <text:p>80.295841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00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595959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00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5cm" svg:height="6.781cm" xlink:href=".." xlink:type="simple" chart:class="chart:scatter" chart:style-name="ch1">
        <chart:title svg:x="5.254cm" svg:y="0.271cm" chart:style-name="ch2">
          <text:p>Chart Title</text:p>
        </chart:title>
        <chart:plot-area chart:style-name="ch3" table:cell-range-address="Experimental.B64:Experimental.B83 Experimental.D64:Experimental.D83" svg:x="0.705cm" svg:y="1.581cm" svg:width="11.535cm" svg:height="4.645cm">
          <chartooo:coordinate-region svg:x="1.254cm" svg:y="2.084cm" svg:width="10.72cm" svg:height="3.50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mental.D64:Experimental.D83" chart:class="chart:scatter">
            <chart:domain table:cell-range-address="Experimental.B64:Experimental.B8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Experimental.B64:Experimental.B83</svg:desc>
                </draw:g>
              </table:table-cell>
              <table:table-cell office:value-type="float" office:value="190.321782067">
                <text:p>190.321782067</text:p>
                <draw:g>
                  <svg:desc>Experimental.D64:Experimental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9.266715919">
                <text:p>119.266715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1.668043327">
                <text:p>101.668043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2.4823773118">
                <text:p>92.4823773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88.9262090535">
                <text:p>88.9262090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7.8811945844">
                <text:p>87.8811945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80.0768390081">
                <text:p>80.0768390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03.935538344">
                <text:p>103.935538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7.1554533775">
                <text:p>97.1554533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82.1865800397">
                <text:p>82.1865800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6.3269871084">
                <text:p>66.3269871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65.1561843143">
                <text:p>65.1561843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5.2501126966">
                <text:p>75.2501126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1.3700437573">
                <text:p>71.3700437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49.4109975728">
                <text:p>49.4109975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33.1600350857">
                <text:p>33.1600350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33.3072543">
                <text:p>33.3072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41.702465087">
                <text:p>41.702465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7.1244063906">
                <text:p>27.1244063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0.3364354333">
                <text:p>20.3364354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upper-indicator="true" chart:error-lower-indicator="true"/>
    </style:style>
    <style:style style:name="ch4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error-upper-indicator="true" chart:error-lower-indicator="true" chart:error-upper-range="Simulated.J3:Simulated.J102" chart:error-lower-range="Simulated.J3:Simulated.J10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000">
      <style:chart-properties chart:symbol-type="none" chart:error-upper-indicator="true" chart:error-lower-indicator="true" chart:error-category="cell-range" chart:error-upper-range="Experimental.F24:Experimental.F42" chart:error-lower-range="Experimental.F24:Experimental.F42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043cm" svg:height="18.806cm" xlink:href=".." xlink:type="simple" chart:class="chart:scatter" chart:style-name="ch1">
        <chart:legend chart:legend-position="end" svg:x="29.556cm" svg:y="8.855cm" style:legend-expansion="high" chart:style-name="ch2"/>
        <chart:plot-area chart:style-name="ch3" table:cell-range-address="Simulated.A2:Simulated.A102 Simulated.I1:Simulated.I102 Experimental.D24:Experimental.D42" chart:data-source-has-labels="row" svg:x="1.11cm" svg:y="1.639cm" svg:width="27.126cm" svg:height="16.371cm">
          <chartooo:coordinate-region svg:x="1.917cm" svg:y="1.838cm" svg:width="26.04cm" svg:height="15.5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ulated.I2:Simulated.I102" chart:label-cell-address="Simulated.I1:Simulated.I1" chart:class="chart:scatter">
            <chart:domain table:cell-range-address="Simulated.A2:Simulated.A102"/>
            <chart:data-point chart:repeated="101"/>
          </chart:series>
          <chart:series chart:style-name="ch7" chart:values-cell-range-address="Experimental.D24:Experimental.D42" chart:label-cell-address="" chart:class="chart:scatter">
            <chart:domain table:cell-range-address="Experimental.B24:Experimental.B42"/>
            <chart:error-indicator chart:error-upper-range="Experimental.F24:Experimental.F42" chart:error-lower-range="Experimental.F24:Experimental.F42" chart:style-name="ch8" chart:dimension="y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(Sec)</text:p>
                <draw:g>
                  <svg:desc>Simulated.I1:Simulated.I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xperimental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mulated.A2:Simulated.A102</svg:desc>
                </draw:g>
              </table:table-cell>
              <table:table-cell office:value-type="float" office:value="7.5">
                <text:p>7.5</text:p>
                <draw:g>
                  <svg:desc>Simulated.I2:Simulated.I102</svg:desc>
                </draw:g>
              </table:table-cell>
              <table:table-cell office:value-type="float" office:value="5">
                <text:p>5</text:p>
                <draw:g>
                  <svg:desc>Experimental.B24:Experimental.B42</svg:desc>
                </draw:g>
              </table:table-cell>
              <table:table-cell office:value-type="float" office:value="28.6304418085">
                <text:p>28.6304418085</text:p>
                <draw:g>
                  <svg:desc>Experimental.D24:Experimental.D42</svg:desc>
                </draw:g>
              </table:table-cell>
              <table:table-cell office:value-type="float" office:value="36.0006064712">
                <text:p>36.0006064712</text:p>
                <draw:g>
                  <svg:desc>Experimental.F24:Experimental.F42</svg:desc>
                </draw:g>
              </table:table-cell>
              <table:table-cell office:value-type="float" office:value="36.0006064712">
                <text:p>36.0006064712</text:p>
                <draw:g>
                  <svg:desc>Experimental.F24:Experimental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527">
                <text:p>7.527</text:p>
              </table:table-cell>
              <table:table-cell office:value-type="float" office:value="10">
                <text:p>10</text:p>
              </table:table-cell>
              <table:table-cell office:value-type="float" office:value="35.0966367831">
                <text:p>35.0966367831</text:p>
              </table:table-cell>
              <table:table-cell office:value-type="float" office:value="31.4395620123">
                <text:p>31.4395620123</text:p>
              </table:table-cell>
              <table:table-cell office:value-type="float" office:value="31.4395620123">
                <text:p>31.4395620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928625">
                <text:p>7.928625</text:p>
              </table:table-cell>
              <table:table-cell office:value-type="float" office:value="15">
                <text:p>15</text:p>
              </table:table-cell>
              <table:table-cell office:value-type="float" office:value="46.7208548617">
                <text:p>46.7208548617</text:p>
              </table:table-cell>
              <table:table-cell office:value-type="float" office:value="39.0434132489">
                <text:p>39.0434132489</text:p>
              </table:table-cell>
              <table:table-cell office:value-type="float" office:value="39.0434132489">
                <text:p>39.0434132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217875">
                <text:p>9.217875</text:p>
              </table:table-cell>
              <table:table-cell office:value-type="float" office:value="20">
                <text:p>20</text:p>
              </table:table-cell>
              <table:table-cell office:value-type="float" office:value="69.0549800061">
                <text:p>69.0549800061</text:p>
              </table:table-cell>
              <table:table-cell office:value-type="float" office:value="65.7540870648">
                <text:p>65.7540870648</text:p>
              </table:table-cell>
              <table:table-cell office:value-type="float" office:value="65.7540870648">
                <text:p>65.7540870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.62425">
                <text:p>11.62425</text:p>
              </table:table-cell>
              <table:table-cell office:value-type="float" office:value="25">
                <text:p>25</text:p>
              </table:table-cell>
              <table:table-cell office:value-type="float" office:value="60.1678428913">
                <text:p>60.1678428913</text:p>
              </table:table-cell>
              <table:table-cell office:value-type="float" office:value="61.3843624765">
                <text:p>61.3843624765</text:p>
              </table:table-cell>
              <table:table-cell office:value-type="float" office:value="61.3843624765">
                <text:p>61.3843624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.204375">
                <text:p>15.204375</text:p>
              </table:table-cell>
              <table:table-cell office:value-type="float" office:value="30">
                <text:p>30</text:p>
              </table:table-cell>
              <table:table-cell office:value-type="float" office:value="92.5149908643">
                <text:p>92.5149908643</text:p>
              </table:table-cell>
              <table:table-cell office:value-type="float" office:value="110.847941022">
                <text:p>110.847941022</text:p>
              </table:table-cell>
              <table:table-cell office:value-type="float" office:value="110.847941022">
                <text:p>110.847941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.3545">
                <text:p>19.3545</text:p>
              </table:table-cell>
              <table:table-cell office:value-type="float" office:value="35">
                <text:p>35</text:p>
              </table:table-cell>
              <table:table-cell office:value-type="float" office:value="125.117396655">
                <text:p>125.117396655</text:p>
              </table:table-cell>
              <table:table-cell office:value-type="float" office:value="109.074746654">
                <text:p>109.074746654</text:p>
              </table:table-cell>
              <table:table-cell office:value-type="float" office:value="109.074746654">
                <text:p>109.074746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4.307125">
                <text:p>24.307125</text:p>
              </table:table-cell>
              <table:table-cell office:value-type="float" office:value="40">
                <text:p>40</text:p>
              </table:table-cell>
              <table:table-cell office:value-type="float" office:value="124.392912918">
                <text:p>124.392912918</text:p>
              </table:table-cell>
              <table:table-cell office:value-type="float" office:value="110.845304819">
                <text:p>110.845304819</text:p>
              </table:table-cell>
              <table:table-cell office:value-type="float" office:value="110.845304819">
                <text:p>110.845304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9.307">
                <text:p>29.307</text:p>
              </table:table-cell>
              <table:table-cell office:value-type="float" office:value="45">
                <text:p>45</text:p>
              </table:table-cell>
              <table:table-cell office:value-type="float" office:value="101.458892041">
                <text:p>101.458892041</text:p>
              </table:table-cell>
              <table:table-cell office:value-type="float" office:value="104.615073312">
                <text:p>104.615073312</text:p>
              </table:table-cell>
              <table:table-cell office:value-type="float" office:value="104.615073312">
                <text:p>104.615073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.134">
                <text:p>34.134</text:p>
              </table:table-cell>
              <table:table-cell office:value-type="float" office:value="50">
                <text:p>50</text:p>
              </table:table-cell>
              <table:table-cell office:value-type="float" office:value="125.347398185">
                <text:p>125.347398185</text:p>
              </table:table-cell>
              <table:table-cell office:value-type="float" office:value="130.206593454">
                <text:p>130.206593454</text:p>
              </table:table-cell>
              <table:table-cell office:value-type="float" office:value="130.206593454">
                <text:p>130.206593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9.027375">
                <text:p>39.027375</text:p>
              </table:table-cell>
              <table:table-cell office:value-type="float" office:value="55">
                <text:p>55</text:p>
              </table:table-cell>
              <table:table-cell office:value-type="float" office:value="219.306021493">
                <text:p>219.306021493</text:p>
              </table:table-cell>
              <table:table-cell office:value-type="float" office:value="158.681750821">
                <text:p>158.681750821</text:p>
              </table:table-cell>
              <table:table-cell office:value-type="float" office:value="158.681750821">
                <text:p>158.681750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3.4865">
                <text:p>43.4865</text:p>
              </table:table-cell>
              <table:table-cell office:value-type="float" office:value="60">
                <text:p>60</text:p>
              </table:table-cell>
              <table:table-cell office:value-type="float" office:value="165.004791122">
                <text:p>165.004791122</text:p>
              </table:table-cell>
              <table:table-cell office:value-type="float" office:value="179.773146413">
                <text:p>179.773146413</text:p>
              </table:table-cell>
              <table:table-cell office:value-type="float" office:value="179.773146413">
                <text:p>179.773146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7.861625">
                <text:p>47.861625</text:p>
              </table:table-cell>
              <table:table-cell office:value-type="float" office:value="65">
                <text:p>65</text:p>
              </table:table-cell>
              <table:table-cell office:value-type="float" office:value="73.9230182364">
                <text:p>73.9230182364</text:p>
              </table:table-cell>
              <table:table-cell office:value-type="float" office:value="107.305426043">
                <text:p>107.305426043</text:p>
              </table:table-cell>
              <table:table-cell office:value-type="float" office:value="107.305426043">
                <text:p>107.305426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.759">
                <text:p>51.759</text:p>
              </table:table-cell>
              <table:table-cell office:value-type="float" office:value="70">
                <text:p>70</text:p>
              </table:table-cell>
              <table:table-cell office:value-type="float" office:value="148.983882243">
                <text:p>148.983882243</text:p>
              </table:table-cell>
              <table:table-cell office:value-type="float" office:value="158.896198906">
                <text:p>158.896198906</text:p>
              </table:table-cell>
              <table:table-cell office:value-type="float" office:value="158.896198906">
                <text:p>158.896198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4.468375">
                <text:p>54.468375</text:p>
              </table:table-cell>
              <table:table-cell office:value-type="float" office:value="75">
                <text:p>75</text:p>
              </table:table-cell>
              <table:table-cell office:value-type="float" office:value="100.558098186">
                <text:p>100.558098186</text:p>
              </table:table-cell>
              <table:table-cell office:value-type="float" office:value="149.381219632">
                <text:p>149.381219632</text:p>
              </table:table-cell>
              <table:table-cell office:value-type="float" office:value="149.381219632">
                <text:p>149.381219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7.939">
                <text:p>57.939</text:p>
              </table:table-cell>
              <table:table-cell office:value-type="float" office:value="80">
                <text:p>80</text:p>
              </table:table-cell>
              <table:table-cell office:value-type="float" office:value="308.779413878">
                <text:p>308.779413878</text:p>
              </table:table-cell>
              <table:table-cell office:value-type="float" office:value="169.383582947">
                <text:p>169.383582947</text:p>
              </table:table-cell>
              <table:table-cell office:value-type="float" office:value="169.383582947">
                <text:p>169.383582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9.62275">
                <text:p>59.62275</text:p>
              </table:table-cell>
              <table:table-cell office:value-type="float" office:value="85">
                <text:p>85</text:p>
              </table:table-cell>
              <table:table-cell office:value-type="float" office:value="176.672007176">
                <text:p>176.672007176</text:p>
              </table:table-cell>
              <table:table-cell office:value-type="float" office:value="199.832694679">
                <text:p>199.832694679</text:p>
              </table:table-cell>
              <table:table-cell office:value-type="float" office:value="199.832694679">
                <text:p>199.832694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2.103">
                <text:p>62.103</text:p>
              </table:table-cell>
              <table:table-cell office:value-type="float" office:value="90">
                <text:p>90</text:p>
              </table:table-cell>
              <table:table-cell office:value-type="float" office:value="146.4500705">
                <text:p>146.4500705</text:p>
              </table:table-cell>
              <table:table-cell office:value-type="float" office:value="145.742278763">
                <text:p>145.742278763</text:p>
              </table:table-cell>
              <table:table-cell office:value-type="float" office:value="145.742278763">
                <text:p>145.742278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3.995625">
                <text:p>63.995625</text:p>
              </table:table-cell>
              <table:table-cell office:value-type="float" office:value="95">
                <text:p>95</text:p>
              </table:table-cell>
              <table:table-cell office:value-type="float" office:value="71.38469725">
                <text:p>71.38469725</text:p>
              </table:table-cell>
              <table:table-cell office:value-type="float" office:value="6.49609960754">
                <text:p>6.49609960754</text:p>
              </table:table-cell>
              <table:table-cell office:value-type="float" office:value="6.49609960754">
                <text:p>6.49609960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4.513875">
                <text:p>64.51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5.912625">
                <text:p>65.91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7.562625">
                <text:p>67.56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7.599">
                <text:p>67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8.28525">
                <text:p>68.2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9.841125">
                <text:p>69.84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9.039375">
                <text:p>69.03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1.020125">
                <text:p>71.02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0.987875">
                <text:p>70.98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2.62175">
                <text:p>72.6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2.09075">
                <text:p>72.0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3.08075">
                <text:p>73.0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3.6035">
                <text:p>73.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6.0845">
                <text:p>76.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5.624375">
                <text:p>75.62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8.052875">
                <text:p>78.0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7.412">
                <text:p>77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8.0645">
                <text:p>78.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8.670125">
                <text:p>78.67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0.222625">
                <text:p>80.22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1.13725">
                <text:p>81.1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1.71025">
                <text:p>81.7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3.119875">
                <text:p>83.1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3.987625">
                <text:p>83.98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5.449375">
                <text:p>85.44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7.04875">
                <text:p>87.0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7.277125">
                <text:p>87.27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7.805875">
                <text:p>87.80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8.899">
                <text:p>88.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0.706875">
                <text:p>90.70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2.277375">
                <text:p>92.27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3.11025">
                <text:p>93.1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3.78375">
                <text:p>93.7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4.546125">
                <text:p>94.54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6.339375">
                <text:p>96.33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7.653">
                <text:p>97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8.179875">
                <text:p>98.17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0.9425">
                <text:p>100.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2.722625">
                <text:p>102.72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3.272375">
                <text:p>103.27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5.7005">
                <text:p>105.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6.914375">
                <text:p>106.91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9.146375">
                <text:p>109.14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9.966875">
                <text:p>109.96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2.249125">
                <text:p>112.2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4.201">
                <text:p>114.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14.800625">
                <text:p>114.80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7.639375">
                <text:p>117.63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9.608875">
                <text:p>119.60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1.778625">
                <text:p>121.77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24.458">
                <text:p>124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27.164375">
                <text:p>127.16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8.545125">
                <text:p>128.54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32.21825">
                <text:p>132.2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33.5495">
                <text:p>133.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36.4325">
                <text:p>136.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40.17125">
                <text:p>140.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43.41275">
                <text:p>143.4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46.170125">
                <text:p>146.17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49.296875">
                <text:p>149.2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4.54125">
                <text:p>154.5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8.313375">
                <text:p>158.31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62.699">
                <text:p>162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67.66325">
                <text:p>167.6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72.05225">
                <text:p>172.0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77.819375">
                <text:p>177.8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85.031">
                <text:p>185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90.66275">
                <text:p>190.6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97.847375">
                <text:p>197.84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07.62175">
                <text:p>207.6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17.533">
                <text:p>217.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9.505625">
                <text:p>229.50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41.969875">
                <text:p>241.96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6.796625">
                <text:p>256.79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75.341125">
                <text:p>275.34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98.039875">
                <text:p>298.03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23.134875">
                <text:p>323.1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58.6695">
                <text:p>35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03.7685">
                <text:p>403.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2.552625">
                <text:p>452.5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20.9545">
                <text:p>520.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07.5">
                <text:p>60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